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de" fo:country="AT" style:font-size-complex="11pt"/>
    </style:style>
    <style:style style:name="P11" style:family="paragraph" style:parent-style-name="Standard">
      <style:text-properties style:font-size-complex="11pt"/>
    </style:style>
    <style:style style:name="P12" style:family="paragraph" style:parent-style-name="Standard">
      <style:text-properties style:language-asian="en" style:country-asian="US" style:language-complex="en" style:country-complex="US"/>
    </style:style>
    <style:style style:name="P13" style:family="paragraph" style:parent-style-name="Standard">
      <style:text-properties fo:color="#626b71"/>
    </style:style>
    <style:style style:name="P14" style:family="paragraph" style:parent-style-name="Standard">
      <style:text-properties fo:color="#626b71" style:font-size-complex="11pt"/>
    </style:style>
    <style:style style:name="P15" style:family="paragraph" style:parent-style-name="Standard">
      <style:text-properties fo:font-size="20pt" fo:font-weight="bold" officeooo:rsid="001c7580" style:font-size-asian="20pt" style:font-weight-asian="bold" style:font-size-complex="20pt"/>
    </style:style>
    <style:style style:name="P16" style:family="paragraph" style:parent-style-name="Standard">
      <style:text-properties officeooo:paragraph-rsid="00203e7f"/>
    </style:style>
    <style:style style:name="P17" style:family="paragraph" style:parent-style-name="Standard">
      <style:text-properties officeooo:paragraph-rsid="0032b83a"/>
    </style:style>
    <style:style style:name="P18" style:family="paragraph" style:parent-style-name="Standard">
      <style:text-properties officeooo:rsid="0034bd2b" officeooo:paragraph-rsid="0034bd2b"/>
    </style:style>
    <style:style style:name="P19" style:family="paragraph" style:parent-style-name="Standard">
      <style:text-properties officeooo:rsid="00380568" officeooo:paragraph-rsid="00380568"/>
    </style:style>
    <style:style style:name="P20" style:family="paragraph" style:parent-style-name="Standard">
      <style:text-properties officeooo:paragraph-rsid="00419ebd"/>
    </style:style>
    <style:style style:name="P21" style:family="paragraph" style:parent-style-name="Standard">
      <style:text-properties officeooo:paragraph-rsid="0042e683"/>
    </style:style>
    <style:style style:name="P22" style:family="paragraph" style:parent-style-name="Standard">
      <style:text-properties officeooo:rsid="00460924" officeooo:paragraph-rsid="00460924"/>
    </style:style>
    <style:style style:name="P23" style:family="paragraph" style:parent-style-name="Standard">
      <style:text-properties officeooo:rsid="00481a22" officeooo:paragraph-rsid="00481a22"/>
    </style:style>
    <style:style style:name="P24" style:family="paragraph" style:parent-style-name="Standard">
      <style:text-properties officeooo:rsid="00481a22" officeooo:paragraph-rsid="0048fbe7"/>
    </style:style>
    <style:style style:name="P25" style:family="paragraph" style:parent-style-name="Standard">
      <style:text-properties officeooo:rsid="0049dc14" officeooo:paragraph-rsid="0049dc14"/>
    </style:style>
    <style:style style:name="P26" style:family="paragraph" style:parent-style-name="Standard">
      <style:text-properties officeooo:rsid="004c9901" officeooo:paragraph-rsid="004c9901"/>
    </style:style>
    <style:style style:name="P27" style:family="paragraph" style:parent-style-name="Standard">
      <style:text-properties officeooo:rsid="004e671d" officeooo:paragraph-rsid="004e671d"/>
    </style:style>
    <style:style style:name="P28" style:family="paragraph" style:parent-style-name="Standard">
      <style:text-properties officeooo:rsid="00516e84" officeooo:paragraph-rsid="00516e84"/>
    </style:style>
    <style:style style:name="P29" style:family="paragraph" style:parent-style-name="Standard">
      <style:text-properties officeooo:rsid="005313d6" officeooo:paragraph-rsid="005313d6"/>
    </style:style>
    <style:style style:name="P30" style:family="paragraph" style:parent-style-name="Standard">
      <style:text-properties officeooo:rsid="0055132a" officeooo:paragraph-rsid="0055132a"/>
    </style:style>
    <style:style style:name="P31" style:family="paragraph" style:parent-style-name="Standard">
      <style:text-properties officeooo:rsid="005728c7" officeooo:paragraph-rsid="005728c7"/>
    </style:style>
    <style:style style:name="P32" style:family="paragraph" style:parent-style-name="Standard">
      <style:text-properties officeooo:rsid="00584187" officeooo:paragraph-rsid="00584187"/>
    </style:style>
    <style:style style:name="P33" style:family="paragraph" style:parent-style-name="Standard">
      <style:text-properties officeooo:rsid="0058e378" officeooo:paragraph-rsid="0058e378"/>
    </style:style>
    <style:style style:name="P34" style:family="paragraph" style:parent-style-name="Standard">
      <style:text-properties officeooo:rsid="005a2046" officeooo:paragraph-rsid="005a2046"/>
    </style:style>
    <style:style style:name="P35" style:family="paragraph" style:parent-style-name="Standard">
      <style:text-properties officeooo:rsid="005bea7d" officeooo:paragraph-rsid="005bea7d"/>
    </style:style>
    <style:style style:name="P36" style:family="paragraph" style:parent-style-name="Standard">
      <style:text-properties officeooo:rsid="005de317" officeooo:paragraph-rsid="005de317"/>
    </style:style>
    <style:style style:name="P37" style:family="paragraph" style:parent-style-name="Standard">
      <style:text-properties officeooo:rsid="006144ee" officeooo:paragraph-rsid="006144ee"/>
    </style:style>
    <style:style style:name="P38" style:family="paragraph" style:parent-style-name="Standard">
      <style:text-properties officeooo:rsid="0061edff" officeooo:paragraph-rsid="0061edff"/>
    </style:style>
    <style:style style:name="P39" style:family="paragraph" style:parent-style-name="Standard">
      <style:text-properties officeooo:rsid="0063ec68" officeooo:paragraph-rsid="00419ebd"/>
    </style:style>
    <style:style style:name="P40" style:family="paragraph" style:parent-style-name="Standard">
      <style:text-properties officeooo:rsid="006662c2" officeooo:paragraph-rsid="006662c2"/>
    </style:style>
    <style:style style:name="P41" style:family="paragraph" style:parent-style-name="Standard">
      <style:text-properties officeooo:paragraph-rsid="006662c2"/>
    </style:style>
    <style:style style:name="P42" style:family="paragraph" style:parent-style-name="Standard">
      <style:text-properties officeooo:paragraph-rsid="00269d8b"/>
    </style:style>
    <style:style style:name="P43" style:family="paragraph" style:parent-style-name="Standard">
      <style:text-properties officeooo:rsid="0072c273" officeooo:paragraph-rsid="0072c273"/>
    </style:style>
    <style:style style:name="P44" style:family="paragraph" style:parent-style-name="Standard">
      <style:text-properties officeooo:rsid="00266ddc" officeooo:paragraph-rsid="00266ddc"/>
    </style:style>
    <style:style style:name="P45" style:family="paragraph" style:parent-style-name="Standard">
      <style:text-properties officeooo:rsid="007d5764" officeooo:paragraph-rsid="007d5764"/>
    </style:style>
    <style:style style:name="P46" style:family="paragraph" style:parent-style-name="Standard">
      <style:text-properties officeooo:rsid="00802910" officeooo:paragraph-rsid="00802910"/>
    </style:style>
    <style:style style:name="P47" style:family="paragraph" style:parent-style-name="Standard">
      <style:text-properties officeooo:rsid="008523d8" officeooo:paragraph-rsid="008523d8"/>
    </style:style>
    <style:style style:name="P48" style:family="paragraph" style:parent-style-name="Standard">
      <style:text-properties officeooo:paragraph-rsid="00870e63"/>
    </style:style>
    <style:style style:name="P49" style:family="paragraph" style:parent-style-name="Standard">
      <style:text-properties officeooo:rsid="008ef26c" officeooo:paragraph-rsid="008ef26c"/>
    </style:style>
    <style:style style:name="P50" style:family="paragraph" style:parent-style-name="Standard">
      <style:text-properties officeooo:rsid="0096726e" officeooo:paragraph-rsid="0096726e"/>
    </style:style>
    <style:style style:name="P51" style:family="paragraph" style:parent-style-name="Standard">
      <style:text-properties officeooo:rsid="0096726e" officeooo:paragraph-rsid="0155284d"/>
    </style:style>
    <style:style style:name="P52" style:family="paragraph" style:parent-style-name="Standard">
      <style:text-properties officeooo:rsid="00a15163" officeooo:paragraph-rsid="00a15163"/>
    </style:style>
    <style:style style:name="P53" style:family="paragraph" style:parent-style-name="Standard">
      <style:text-properties officeooo:rsid="00a15163" officeooo:paragraph-rsid="00a28dbb"/>
    </style:style>
    <style:style style:name="P54" style:family="paragraph" style:parent-style-name="Standard">
      <style:text-properties officeooo:rsid="00aa8418" officeooo:paragraph-rsid="00aa8418"/>
    </style:style>
    <style:style style:name="P55" style:family="paragraph" style:parent-style-name="Standard">
      <style:text-properties officeooo:rsid="00aa8418" officeooo:paragraph-rsid="01124e69"/>
    </style:style>
    <style:style style:name="P56" style:family="paragraph" style:parent-style-name="Standard">
      <style:text-properties officeooo:rsid="008f76dc" officeooo:paragraph-rsid="0139916b"/>
    </style:style>
    <style:style style:name="P57" style:family="paragraph" style:parent-style-name="Standard">
      <style:text-properties officeooo:rsid="006ebcf5" officeooo:paragraph-rsid="00d34e6f"/>
    </style:style>
    <style:style style:name="P58" style:family="paragraph" style:parent-style-name="Standard">
      <style:text-properties officeooo:rsid="00269d8b"/>
    </style:style>
    <style:style style:name="P59" style:family="paragraph" style:parent-style-name="Standard">
      <style:text-properties officeooo:rsid="00d05ce9" officeooo:paragraph-rsid="00d05ce9"/>
    </style:style>
    <style:style style:name="P60" style:family="paragraph" style:parent-style-name="Standard">
      <style:text-properties officeooo:rsid="00d34e6f" officeooo:paragraph-rsid="00d34e6f"/>
    </style:style>
    <style:style style:name="P61" style:family="paragraph" style:parent-style-name="Standard">
      <style:text-properties officeooo:rsid="00d41afa" officeooo:paragraph-rsid="00d41afa"/>
    </style:style>
    <style:style style:name="P62" style:family="paragraph" style:parent-style-name="Standard">
      <style:text-properties officeooo:rsid="00d9ca84" officeooo:paragraph-rsid="00d9ca84"/>
    </style:style>
    <style:style style:name="P63" style:family="paragraph" style:parent-style-name="Standard">
      <style:text-properties officeooo:rsid="00dac09e" officeooo:paragraph-rsid="00dac09e"/>
    </style:style>
    <style:style style:name="P64" style:family="paragraph" style:parent-style-name="Standard">
      <style:text-properties officeooo:rsid="00df5295" officeooo:paragraph-rsid="00df5295"/>
    </style:style>
    <style:style style:name="P65" style:family="paragraph" style:parent-style-name="Standard">
      <style:text-properties officeooo:rsid="00e13203" officeooo:paragraph-rsid="00e13203"/>
    </style:style>
    <style:style style:name="P66" style:family="paragraph" style:parent-style-name="Standard">
      <style:text-properties officeooo:rsid="0084b7e0" officeooo:paragraph-rsid="00cee218"/>
    </style:style>
    <style:style style:name="P67" style:family="paragraph" style:parent-style-name="Standard">
      <style:text-properties officeooo:rsid="00e19c72" officeooo:paragraph-rsid="00e19c72"/>
    </style:style>
    <style:style style:name="P68" style:family="paragraph" style:parent-style-name="Standard">
      <style:text-properties officeooo:rsid="00e252fc" officeooo:paragraph-rsid="00e252fc"/>
    </style:style>
    <style:style style:name="P69" style:family="paragraph" style:parent-style-name="Standard">
      <style:text-properties officeooo:rsid="00e443af" officeooo:paragraph-rsid="00e443af"/>
    </style:style>
    <style:style style:name="P70" style:family="paragraph" style:parent-style-name="Standard">
      <style:text-properties officeooo:rsid="00e5e088" officeooo:paragraph-rsid="00e5e088"/>
    </style:style>
    <style:style style:name="P71" style:family="paragraph" style:parent-style-name="Standard">
      <style:text-properties officeooo:rsid="00a4d400" officeooo:paragraph-rsid="00e5e088"/>
    </style:style>
    <style:style style:name="P72" style:family="paragraph" style:parent-style-name="Standard">
      <style:text-properties officeooo:paragraph-rsid="00a67f32"/>
    </style:style>
    <style:style style:name="P73" style:family="paragraph" style:parent-style-name="Standard">
      <style:text-properties officeooo:paragraph-rsid="00e9a48f"/>
    </style:style>
    <style:style style:name="P74" style:family="paragraph" style:parent-style-name="Standard">
      <style:text-properties officeooo:paragraph-rsid="00b3e816"/>
    </style:style>
    <style:style style:name="P75" style:family="paragraph" style:parent-style-name="Standard">
      <style:text-properties officeooo:rsid="00ec6ff8" officeooo:paragraph-rsid="00ef59f7"/>
    </style:style>
    <style:style style:name="P76" style:family="paragraph" style:parent-style-name="Standard">
      <style:text-properties officeooo:rsid="00f2887b" officeooo:paragraph-rsid="00f2887b"/>
    </style:style>
    <style:style style:name="P77" style:family="paragraph" style:parent-style-name="Standard">
      <style:text-properties officeooo:rsid="00f42413" officeooo:paragraph-rsid="00f42413"/>
    </style:style>
    <style:style style:name="P78" style:family="paragraph" style:parent-style-name="Standard">
      <style:text-properties officeooo:rsid="00f5edbc" officeooo:paragraph-rsid="00f5edbc"/>
    </style:style>
    <style:style style:name="P79" style:family="paragraph" style:parent-style-name="Standard">
      <style:text-properties officeooo:paragraph-rsid="00ef59f7"/>
    </style:style>
    <style:style style:name="P80" style:family="paragraph" style:parent-style-name="Standard">
      <style:text-properties officeooo:paragraph-rsid="00f713e7"/>
    </style:style>
    <style:style style:name="P81" style:family="paragraph" style:parent-style-name="Standard">
      <style:text-properties officeooo:rsid="00feea80" officeooo:paragraph-rsid="00feea80"/>
    </style:style>
    <style:style style:name="P82" style:family="paragraph" style:parent-style-name="Standard">
      <style:text-properties officeooo:rsid="010245f4" officeooo:paragraph-rsid="010245f4"/>
    </style:style>
    <style:style style:name="P83" style:family="paragraph" style:parent-style-name="Standard">
      <style:text-properties officeooo:rsid="01089d6f" officeooo:paragraph-rsid="01089d6f"/>
    </style:style>
    <style:style style:name="P84" style:family="paragraph" style:parent-style-name="Standard">
      <style:text-properties officeooo:rsid="0108eeb6" officeooo:paragraph-rsid="0108eeb6"/>
    </style:style>
    <style:style style:name="P85" style:family="paragraph" style:parent-style-name="Standard">
      <style:text-properties officeooo:rsid="010faad0" officeooo:paragraph-rsid="010db07d"/>
    </style:style>
    <style:style style:name="P86" style:family="paragraph" style:parent-style-name="Standard">
      <style:text-properties officeooo:rsid="01124e69" officeooo:paragraph-rsid="01124e69"/>
    </style:style>
    <style:style style:name="P87" style:family="paragraph" style:parent-style-name="Standard">
      <style:text-properties officeooo:rsid="01124e69" officeooo:paragraph-rsid="01231d3d"/>
    </style:style>
    <style:style style:name="P88" style:family="paragraph" style:parent-style-name="Standard">
      <style:text-properties officeooo:rsid="01141178" officeooo:paragraph-rsid="01141178"/>
    </style:style>
    <style:style style:name="P89" style:family="paragraph" style:parent-style-name="Standard">
      <style:text-properties officeooo:rsid="0117fb4b" officeooo:paragraph-rsid="0117fb4b"/>
    </style:style>
    <style:style style:name="P90" style:family="paragraph" style:parent-style-name="Standard">
      <style:text-properties officeooo:rsid="011a83b7" officeooo:paragraph-rsid="011a83b7"/>
    </style:style>
    <style:style style:name="P91" style:family="paragraph" style:parent-style-name="Standard">
      <style:text-properties officeooo:rsid="011a83b7" officeooo:paragraph-rsid="0122ada6"/>
    </style:style>
    <style:style style:name="P92" style:family="paragraph" style:parent-style-name="Standard">
      <style:text-properties officeooo:paragraph-rsid="011d4a65"/>
    </style:style>
    <style:style style:name="P93" style:family="paragraph" style:parent-style-name="Standard">
      <style:text-properties officeooo:rsid="011f3f02" officeooo:paragraph-rsid="011f3f02"/>
    </style:style>
    <style:style style:name="P94" style:family="paragraph" style:parent-style-name="Standard">
      <style:text-properties officeooo:rsid="0122ada6" officeooo:paragraph-rsid="0122ada6"/>
    </style:style>
    <style:style style:name="P95" style:family="paragraph" style:parent-style-name="Standard">
      <style:text-properties officeooo:rsid="01240887" officeooo:paragraph-rsid="0122ada6"/>
    </style:style>
    <style:style style:name="P96" style:family="paragraph" style:parent-style-name="Standard">
      <style:text-properties officeooo:paragraph-rsid="0111070e"/>
    </style:style>
    <style:style style:name="P97" style:family="paragraph" style:parent-style-name="Standard">
      <style:text-properties officeooo:rsid="01248acf" officeooo:paragraph-rsid="01248acf"/>
    </style:style>
    <style:style style:name="P98" style:family="paragraph" style:parent-style-name="Standard">
      <style:text-properties officeooo:rsid="00bec0df" officeooo:paragraph-rsid="01248acf"/>
    </style:style>
    <style:style style:name="P99" style:family="paragraph" style:parent-style-name="Standard">
      <style:text-properties officeooo:rsid="012495b7" officeooo:paragraph-rsid="012495b7"/>
    </style:style>
    <style:style style:name="P100" style:family="paragraph" style:parent-style-name="Standard">
      <style:text-properties officeooo:rsid="012495b7" officeooo:paragraph-rsid="00ef59f7"/>
    </style:style>
    <style:style style:name="P101" style:family="paragraph" style:parent-style-name="Standard">
      <style:text-properties officeooo:rsid="00f713e7" officeooo:paragraph-rsid="00f713e7"/>
    </style:style>
    <style:style style:name="P102" style:family="paragraph" style:parent-style-name="Standard">
      <style:text-properties officeooo:rsid="00ab39e6" officeooo:paragraph-rsid="01240887"/>
    </style:style>
    <style:style style:name="P103" style:family="paragraph" style:parent-style-name="Standard">
      <style:text-properties officeooo:rsid="011bf73e" officeooo:paragraph-rsid="011d4a65"/>
    </style:style>
    <style:style style:name="P104" style:family="paragraph" style:parent-style-name="Standard">
      <style:text-properties officeooo:rsid="00c55d04" officeooo:paragraph-rsid="01346363"/>
    </style:style>
    <style:style style:name="P105" style:family="paragraph" style:parent-style-name="Standard">
      <style:text-properties officeooo:rsid="00c55d04" officeooo:paragraph-rsid="00c55d04"/>
    </style:style>
    <style:style style:name="P106" style:family="paragraph" style:parent-style-name="Standard">
      <style:text-properties officeooo:rsid="012d2c16" officeooo:paragraph-rsid="012d2c16"/>
    </style:style>
    <style:style style:name="P107" style:family="paragraph" style:parent-style-name="Standard">
      <style:text-properties officeooo:rsid="01304c2f" officeooo:paragraph-rsid="01304c2f"/>
    </style:style>
    <style:style style:name="P108" style:family="paragraph" style:parent-style-name="Standard">
      <style:text-properties officeooo:rsid="01304c2f" officeooo:paragraph-rsid="012d2c16"/>
    </style:style>
    <style:style style:name="P109" style:family="paragraph" style:parent-style-name="Standard">
      <style:text-properties officeooo:rsid="01304c2f" officeooo:paragraph-rsid="01332d11"/>
    </style:style>
    <style:style style:name="P110" style:family="paragraph" style:parent-style-name="Standard">
      <style:text-properties officeooo:rsid="01346363" officeooo:paragraph-rsid="01346363"/>
    </style:style>
    <style:style style:name="P111" style:family="paragraph" style:parent-style-name="Standard">
      <style:text-properties officeooo:rsid="01358aa6" officeooo:paragraph-rsid="01358aa6"/>
    </style:style>
    <style:style style:name="P112" style:family="paragraph" style:parent-style-name="Standard">
      <style:text-properties officeooo:rsid="0136fa0c" officeooo:paragraph-rsid="0136fa0c"/>
    </style:style>
    <style:style style:name="P113" style:family="paragraph" style:parent-style-name="Standard">
      <style:text-properties officeooo:rsid="0139785b" officeooo:paragraph-rsid="0139785b"/>
    </style:style>
    <style:style style:name="P114" style:family="paragraph" style:parent-style-name="Standard">
      <style:text-properties officeooo:rsid="0090e3ab" officeooo:paragraph-rsid="0139916b"/>
    </style:style>
    <style:style style:name="P115" style:family="paragraph" style:parent-style-name="Standard">
      <style:text-properties officeooo:paragraph-rsid="0148efa6"/>
    </style:style>
    <style:style style:name="P116" style:family="paragraph" style:parent-style-name="Standard">
      <style:text-properties officeooo:rsid="0151fbec" officeooo:paragraph-rsid="0151fbec"/>
    </style:style>
    <style:style style:name="P117" style:family="paragraph" style:parent-style-name="Standard">
      <style:text-properties officeooo:rsid="0153a805" officeooo:paragraph-rsid="0153a805"/>
    </style:style>
    <style:style style:name="P118" style:family="paragraph" style:parent-style-name="Standard">
      <style:text-properties officeooo:paragraph-rsid="00c55d04"/>
    </style:style>
    <style:style style:name="P119" style:family="paragraph" style:parent-style-name="Standard">
      <style:text-properties officeooo:rsid="0155284d" officeooo:paragraph-rsid="01554dfd"/>
    </style:style>
    <style:style style:name="P120" style:family="paragraph" style:parent-style-name="Standard">
      <style:text-properties officeooo:rsid="01554dfd" officeooo:paragraph-rsid="01554dfd"/>
    </style:style>
    <style:style style:name="P121" style:family="paragraph" style:parent-style-name="Standard">
      <style:text-properties officeooo:paragraph-rsid="0076e45a"/>
    </style:style>
    <style:style style:name="P122" style:family="paragraph" style:parent-style-name="Standard">
      <style:text-properties officeooo:paragraph-rsid="00b944c1"/>
    </style:style>
    <style:style style:name="P123" style:family="paragraph" style:parent-style-name="Standard">
      <style:text-properties officeooo:paragraph-rsid="0158f529"/>
    </style:style>
    <style:style style:name="P124" style:family="paragraph" style:parent-style-name="Text_20_body">
      <style:paragraph-properties fo:margin-top="0in" fo:margin-bottom="0.139in" loext:contextual-spacing="false" fo:line-height="115%"/>
    </style:style>
    <style:style style:name="P125"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26" style:family="paragraph" style:parent-style-name="Standard">
      <style:paragraph-properties fo:margin-top="0.0417in" fo:margin-bottom="0in" loext:contextual-spacing="false"/>
      <style:text-properties fo:font-size="10pt" style:font-size-asian="10pt" style:font-size-complex="10pt"/>
    </style:style>
    <style:style style:name="P127" style:family="paragraph" style:parent-style-name="Literatur">
      <style:paragraph-properties fo:break-before="page"/>
    </style:style>
    <style:style style:name="P128" style:family="paragraph" style:parent-style-name="Startüberschrift">
      <style:paragraph-properties fo:break-before="page"/>
    </style:style>
    <style:style style:name="P129"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30" style:family="paragraph" style:parent-style-name="Standard">
      <style:paragraph-properties fo:margin-top="0in" fo:margin-bottom="0.0693in" loext:contextual-spacing="false"/>
      <style:text-properties fo:text-transform="uppercase" style:font-name-complex="Arial2" style:font-size-complex="11pt"/>
    </style:style>
    <style:style style:name="P131" style:family="paragraph" style:parent-style-name="Standard">
      <style:paragraph-properties fo:margin-top="0in" fo:margin-bottom="0.0693in" loext:contextual-spacing="false"/>
      <style:text-properties style:font-size-complex="11pt"/>
    </style:style>
    <style:style style:name="P132" style:family="paragraph" style:parent-style-name="Standard">
      <style:paragraph-properties fo:margin-top="0.0555in" fo:margin-bottom="0.0555in" loext:contextual-spacing="false"/>
      <style:text-properties style:font-size-complex="11pt"/>
    </style:style>
    <style:style style:name="P133" style:family="paragraph" style:parent-style-name="Deckblatt_20_Autor">
      <style:text-properties fo:color="#00000a"/>
    </style:style>
    <style:style style:name="P134" style:family="paragraph" style:parent-style-name="Deckblatt_20_Autor">
      <style:text-properties fo:color="#00000a" fo:font-size="12pt" style:font-size-asian="12pt" style:font-size-complex="12pt"/>
    </style:style>
    <style:style style:name="P135"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36" style:family="paragraph" style:parent-style-name="table_20_of_20_figures">
      <style:paragraph-properties>
        <style:tab-stops>
          <style:tab-stop style:position="6.2925in" style:type="right" style:leader-style="dotted" style:leader-text="."/>
        </style:tab-stops>
      </style:paragraph-properties>
    </style:style>
    <style:style style:name="P137" style:family="paragraph" style:parent-style-name="Startüberschrift">
      <style:text-properties fo:language="en" fo:country="GB"/>
    </style:style>
    <style:style style:name="P138" style:family="paragraph" style:parent-style-name="Deckblatt_20_Bachelorarbeit">
      <style:text-properties fo:color="#00000a"/>
    </style:style>
    <style:style style:name="P139" style:family="paragraph" style:parent-style-name="Deckblatt_20_Studiengang">
      <style:text-properties fo:color="#00000a"/>
    </style:style>
    <style:style style:name="P140" style:family="paragraph" style:parent-style-name="Deckblatt_20_Studiengang">
      <style:text-properties fo:color="#00000a" fo:language="en" fo:country="GB"/>
    </style:style>
    <style:style style:name="P141" style:family="paragraph" style:parent-style-name="Addressee">
      <style:text-properties officeooo:rsid="007a6130" officeooo:paragraph-rsid="007a6130"/>
    </style:style>
    <style:style style:name="P142" style:family="paragraph" style:parent-style-name="Table_20_Contents">
      <style:text-properties officeooo:rsid="00e00bf9" officeooo:paragraph-rsid="00e00bf9"/>
    </style:style>
    <style:style style:name="P143" style:family="paragraph" style:parent-style-name="Table_20_Heading">
      <style:text-properties officeooo:rsid="00e00bf9" officeooo:paragraph-rsid="00e00bf9"/>
    </style:style>
    <style:style style:name="P144" style:family="paragraph" style:parent-style-name="Contents_20_1">
      <style:paragraph-properties>
        <style:tab-stops>
          <style:tab-stop style:position="6.2984in" style:type="right" style:leader-style="dotted" style:leader-text="."/>
        </style:tab-stops>
      </style:paragraph-properties>
    </style:style>
    <style:style style:name="P145" style:family="paragraph" style:parent-style-name="Contents_20_2">
      <style:paragraph-properties>
        <style:tab-stops>
          <style:tab-stop style:position="6.2984in" style:type="right" style:leader-style="dotted" style:leader-text="."/>
        </style:tab-stops>
      </style:paragraph-properties>
    </style:style>
    <style:style style:name="P146" style:family="paragraph" style:parent-style-name="Contents_20_3">
      <style:paragraph-properties>
        <style:tab-stops>
          <style:tab-stop style:position="6.2984in" style:type="right" style:leader-style="dotted" style:leader-text="."/>
        </style:tab-stops>
      </style:paragraph-properties>
    </style:style>
    <style:style style:name="P147" style:family="paragraph" style:parent-style-name="Standard">
      <style:text-properties fo:language="en" fo:country="GB" officeooo:rsid="00cb4eb5" officeooo:paragraph-rsid="0076e45a" style:font-size-complex="11pt"/>
    </style:style>
    <style:style style:name="P148" style:family="paragraph" style:parent-style-name="Standard">
      <style:text-properties officeooo:rsid="00aa8418" officeooo:paragraph-rsid="00aa8418"/>
    </style:style>
    <style:style style:name="P149" style:family="paragraph" style:parent-style-name="Standard">
      <style:text-properties officeooo:rsid="00aa8418" officeooo:paragraph-rsid="0108eeb6"/>
    </style:style>
    <style:style style:name="P150" style:family="paragraph" style:parent-style-name="Standard">
      <style:text-properties officeooo:rsid="015ba686" officeooo:paragraph-rsid="015bfff7"/>
    </style:style>
    <style:style style:name="P151" style:family="paragraph" style:parent-style-name="Standard">
      <style:text-properties officeooo:rsid="015c56df" officeooo:paragraph-rsid="015c56df"/>
    </style:style>
    <style:style style:name="P152" style:family="paragraph" style:parent-style-name="Standard">
      <style:text-properties officeooo:rsid="015c56df" officeooo:paragraph-rsid="015d9041"/>
    </style:style>
    <style:style style:name="P153" style:family="paragraph" style:parent-style-name="Standard">
      <style:text-properties officeooo:rsid="012495b7" officeooo:paragraph-rsid="012495b7"/>
    </style:style>
    <style:style style:name="P154" style:family="paragraph" style:parent-style-name="Standard">
      <style:text-properties officeooo:paragraph-rsid="0163d71f"/>
    </style:style>
    <style:style style:name="P155"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56" style:family="paragraph" style:parent-style-name="Heading_20_1">
      <style:paragraph-properties fo:break-before="page"/>
      <style:text-properties officeooo:rsid="00269d8b" officeooo:paragraph-rsid="00269d8b"/>
    </style:style>
    <style:style style:name="P157" style:family="paragraph" style:parent-style-name="Bibliography" style:list-style-name="WWNum45">
      <style:paragraph-properties fo:margin-left="0in" fo:margin-right="0in" fo:text-indent="-0.5in" style:auto-text-indent="false"/>
    </style:style>
    <style:style style:name="P158" style:family="paragraph" style:parent-style-name="Bibliography" style:list-style-name="WWNum45">
      <style:paragraph-properties fo:margin-left="0in" fo:margin-right="0in" fo:text-indent="-0.5in" style:auto-text-indent="false"/>
      <style:text-properties fo:language="de" fo:country="AT"/>
    </style:style>
    <style:style style:name="P159" style:family="paragraph" style:parent-style-name="Deckblatt_20_Bachelorarbeit" style:master-page-name="First_20_Page">
      <style:paragraph-properties style:page-number="auto"/>
      <style:text-properties fo:color="#00000a"/>
    </style:style>
    <style:style style:name="P160" style:family="paragraph" style:parent-style-name="Heading_20_3">
      <style:text-properties officeooo:rsid="00ea74ee" officeooo:paragraph-rsid="00ea74ee"/>
    </style:style>
    <style:style style:name="P161" style:family="paragraph" style:parent-style-name="Heading_20_3">
      <style:text-properties officeooo:rsid="00ea3aa0" officeooo:paragraph-rsid="00ea3aa0"/>
    </style:style>
    <style:style style:name="P162" style:family="paragraph" style:parent-style-name="Startüberschrift" style:master-page-name="Converted3">
      <style:paragraph-properties style:page-number="auto"/>
    </style:style>
    <style:style style:name="P163" style:family="paragraph" style:parent-style-name="Heading_20_2">
      <style:text-properties officeooo:rsid="00e7c1aa" officeooo:paragraph-rsid="00e7c1aa"/>
    </style:style>
    <style:style style:name="P164" style:family="paragraph" style:parent-style-name="Heading_20_2">
      <style:text-properties officeooo:rsid="00e9a48f" officeooo:paragraph-rsid="00e9a48f"/>
    </style:style>
    <style:style style:name="P165" style:family="paragraph" style:parent-style-name="Heading_20_2">
      <style:text-properties officeooo:rsid="00e19c72" officeooo:paragraph-rsid="00e19c72"/>
    </style:style>
    <style:style style:name="P166" style:family="paragraph" style:parent-style-name="Heading_20_2">
      <style:text-properties officeooo:rsid="015a7452" officeooo:paragraph-rsid="015a7452"/>
    </style:style>
    <style:style style:name="P167" style:family="paragraph" style:parent-style-name="Heading_20_2">
      <style:text-properties officeooo:rsid="0169bef6" officeooo:paragraph-rsid="0169bef6"/>
    </style:style>
    <style:style style:name="P168"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bd79c"/>
    </style:style>
    <style:style style:name="T40" style:family="text">
      <style:text-properties officeooo:rsid="007c100b"/>
    </style:style>
    <style:style style:name="T41" style:family="text">
      <style:text-properties officeooo:rsid="007eb4ae"/>
    </style:style>
    <style:style style:name="T42" style:family="text">
      <style:text-properties officeooo:rsid="0081c21a"/>
    </style:style>
    <style:style style:name="T43" style:family="text">
      <style:text-properties officeooo:rsid="00828b7c"/>
    </style:style>
    <style:style style:name="T44" style:family="text">
      <style:text-properties officeooo:rsid="00870e63"/>
    </style:style>
    <style:style style:name="T45" style:family="text">
      <style:text-properties officeooo:rsid="0089036b"/>
    </style:style>
    <style:style style:name="T46" style:family="text">
      <style:text-properties officeooo:rsid="008959be"/>
    </style:style>
    <style:style style:name="T47" style:family="text">
      <style:text-properties officeooo:rsid="00b1be04"/>
    </style:style>
    <style:style style:name="T48" style:family="text">
      <style:text-properties officeooo:rsid="00d14170"/>
    </style:style>
    <style:style style:name="T49" style:family="text">
      <style:text-properties officeooo:rsid="00d41afa"/>
    </style:style>
    <style:style style:name="T50" style:family="text">
      <style:text-properties officeooo:rsid="00d50c63"/>
    </style:style>
    <style:style style:name="T51" style:family="text">
      <style:text-properties officeooo:rsid="00dac09e"/>
    </style:style>
    <style:style style:name="T52" style:family="text">
      <style:text-properties officeooo:rsid="00ddec24"/>
    </style:style>
    <style:style style:name="T53" style:family="text">
      <style:text-properties officeooo:rsid="00e13203"/>
    </style:style>
    <style:style style:name="T54" style:family="text">
      <style:text-properties officeooo:rsid="00e252fc"/>
    </style:style>
    <style:style style:name="T55" style:family="text">
      <style:text-properties officeooo:rsid="00e376e5"/>
    </style:style>
    <style:style style:name="T56" style:family="text">
      <style:text-properties officeooo:rsid="00e5e088"/>
    </style:style>
    <style:style style:name="T57" style:family="text">
      <style:text-properties officeooo:rsid="00e9c5a1"/>
    </style:style>
    <style:style style:name="T58" style:family="text">
      <style:text-properties officeooo:rsid="00b944c1"/>
    </style:style>
    <style:style style:name="T59" style:family="text">
      <style:text-properties officeooo:rsid="00f62706"/>
    </style:style>
    <style:style style:name="T60" style:family="text">
      <style:text-properties officeooo:rsid="00f9bb85"/>
    </style:style>
    <style:style style:name="T61" style:family="text">
      <style:text-properties officeooo:rsid="00fb5dfa"/>
    </style:style>
    <style:style style:name="T62" style:family="text">
      <style:text-properties officeooo:rsid="00ff9b18"/>
    </style:style>
    <style:style style:name="T63" style:family="text">
      <style:text-properties officeooo:rsid="01040c81"/>
    </style:style>
    <style:style style:name="T64" style:family="text">
      <style:text-properties officeooo:rsid="01051132"/>
    </style:style>
    <style:style style:name="T65" style:family="text">
      <style:text-properties officeooo:rsid="0108eeb6"/>
    </style:style>
    <style:style style:name="T66" style:family="text">
      <style:text-properties officeooo:rsid="010a9f97"/>
    </style:style>
    <style:style style:name="T67" style:family="text">
      <style:text-properties officeooo:rsid="010faad0"/>
    </style:style>
    <style:style style:name="T68" style:family="text">
      <style:text-properties officeooo:rsid="0111070e"/>
    </style:style>
    <style:style style:name="T69" style:family="text">
      <style:text-properties officeooo:rsid="01141178"/>
    </style:style>
    <style:style style:name="T70" style:family="text">
      <style:text-properties officeooo:rsid="011513e6"/>
    </style:style>
    <style:style style:name="T71" style:family="text">
      <style:text-properties officeooo:rsid="0117410c"/>
    </style:style>
    <style:style style:name="T72" style:family="text">
      <style:text-properties officeooo:rsid="0118cee5"/>
    </style:style>
    <style:style style:name="T73" style:family="text">
      <style:text-properties officeooo:rsid="011bf73e"/>
    </style:style>
    <style:style style:name="T74" style:family="text">
      <style:text-properties officeooo:rsid="01231d3d"/>
    </style:style>
    <style:style style:name="T75" style:family="text">
      <style:text-properties officeooo:rsid="012495b7"/>
    </style:style>
    <style:style style:name="T76" style:family="text">
      <style:text-properties officeooo:rsid="012a918b"/>
    </style:style>
    <style:style style:name="T77" style:family="text">
      <style:text-properties officeooo:rsid="012c8cbe"/>
    </style:style>
    <style:style style:name="T78" style:family="text">
      <style:text-properties officeooo:rsid="012cf0f4"/>
    </style:style>
    <style:style style:name="T79" style:family="text">
      <style:text-properties officeooo:rsid="00c55d04"/>
    </style:style>
    <style:style style:name="T80" style:family="text">
      <style:text-properties officeooo:rsid="012f2978"/>
    </style:style>
    <style:style style:name="T81" style:family="text">
      <style:text-properties officeooo:rsid="01346363"/>
    </style:style>
    <style:style style:name="T82" style:family="text">
      <style:text-properties officeooo:rsid="0136fa0c"/>
    </style:style>
    <style:style style:name="T83" style:family="text">
      <style:text-properties officeooo:rsid="01388b4c"/>
    </style:style>
    <style:style style:name="T84" style:family="text">
      <style:text-properties officeooo:rsid="0139916b"/>
    </style:style>
    <style:style style:name="T85" style:family="text">
      <style:text-properties officeooo:rsid="0153a805"/>
    </style:style>
    <style:style style:name="T86" style:family="text">
      <style:text-properties officeooo:rsid="0155284d"/>
    </style:style>
    <style:style style:name="T87" style:family="text">
      <style:text-properties officeooo:rsid="0155f6e9"/>
    </style:style>
    <style:style style:name="T88" style:family="text">
      <style:text-properties officeooo:rsid="015bfff7"/>
    </style:style>
    <style:style style:name="T89" style:family="text">
      <style:text-properties officeooo:rsid="015d3795"/>
    </style:style>
    <style:style style:name="T90" style:family="text">
      <style:text-properties officeooo:rsid="015d9041"/>
    </style:style>
    <style:style style:name="T91" style:family="text">
      <style:text-properties officeooo:rsid="015e9bef"/>
    </style:style>
    <style:style style:name="T92" style:family="text">
      <style:text-properties officeooo:rsid="01616f38"/>
    </style:style>
    <style:style style:name="T93" style:family="text">
      <style:text-properties officeooo:rsid="01636b6e"/>
    </style:style>
    <style:style style:name="T94" style:family="text">
      <style:text-properties officeooo:rsid="0163bb33"/>
    </style:style>
    <style:style style:name="T95" style:family="text">
      <style:text-properties officeooo:rsid="01672fe7"/>
    </style:style>
    <style:style style:name="T96" style:family="text">
      <style:text-properties officeooo:rsid="0167540a"/>
    </style:style>
    <style:style style:name="T97" style:family="text">
      <style:text-properties officeooo:rsid="016ac2b2"/>
    </style:style>
    <style:style style:name="T98"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59"/>
      <text:p text:style-name="P138"/>
      <text:p text:style-name="P138">BACHELORARBEIT</text:p>
      <text:p text:style-name="P139">zur Erlangung des akademischen Grades</text:p>
      <text:p text:style-name="P140">„Bachelor of Science in Engineering“ im Studiengang <text:span text:style-name="T8">Informatik</text:span></text:p>
      <text:p text:style-name="P4"/>
      <text:p text:style-name="P4"/>
      <text:p text:style-name="P4"/>
      <text:p text:style-name="P4"/>
      <text:p text:style-name="P4"/>
      <text:p text:style-name="P15">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33">Ausgeführt von: <text:span text:style-name="T8">Lorenz Herzberger</text:span></text:p>
      <text:p text:style-name="P133">Personenkennzeichen: <text:span text:style-name="T8">1410257022</text:span></text:p>
      <text:p text:style-name="P133"/>
      <text:p text:style-name="P133">1. BegutachterIn: <text:span text:style-name="T8">Patrick Sturm, MSc</text:span></text:p>
      <text:p text:style-name="P134"/>
      <text:p text:style-name="P133">Ort, Datum</text:p>
      <text:p text:style-name="P133"/>
      <text:p text:style-name="Startüberschrift"><text:soft-page-break/>Eidesstattliche Erklärung</text:p>
      <text:p text:style-name="P125">„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24"><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25"><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0"/>
      <text:p text:style-name="P11"/>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1"/>
          </table:table-cell>
          <table:table-cell table:style-name="Tabelle1.B1" office:value-type="string">
            <text:p text:style-name="P11"/>
          </table:table-cell>
          <table:table-cell table:style-name="Tabelle1.A1" office:value-type="string">
            <text:p text:style-name="P11"/>
          </table:table-cell>
        </table:table-row>
        <table:table-row table:style-name="Tabelle1.1">
          <table:table-cell table:style-name="Tabelle1.A2" office:value-type="string">
            <text:p text:style-name="P126">Ort, Datum</text:p>
          </table:table-cell>
          <table:table-cell table:style-name="Tabelle1.B1" office:value-type="string">
            <text:p text:style-name="P126"/>
          </table:table-cell>
          <table:table-cell table:style-name="Tabelle1.A2" office:value-type="string">
            <text:p text:style-name="P126">Unterschrift</text:p>
          </table:table-cell>
        </table:table-row>
      </table:table>
      <text:p text:style-name="P11"/>
      <text:p text:style-name="P11"/>
      <text:p text:style-name="P162">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7"><draw:custom-shape text:anchor-type="paragraph" draw:z-index="2" draw:name="Text Box 66" draw:style-name="gr2" draw:text-style-name="P168"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9">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37"><draw:custom-shape text:anchor-type="paragraph" draw:z-index="1" draw:name="Text Box 65" draw:style-name="gr1" draw:text-style-name="P168"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9">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28">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44"><text:a xlink:type="simple" xlink:href="#__RefHeading___Toc869_567983002" text:style-name="Index_20_Link" text:visited-style-name="Index_20_Link">1 Einleitung<text:tab/>8</text:a></text:p>
          <text:p text:style-name="P145"><text:a xlink:type="simple" xlink:href="#__RefHeading___Toc3397_2912014379" text:style-name="Index_20_Link" text:visited-style-name="Index_20_Link">1.1 Struktur der Arbeit<text:tab/>8</text:a></text:p>
          <text:p text:style-name="P145"><text:a xlink:type="simple" xlink:href="#__RefHeading___Toc3559_108140685" text:style-name="Index_20_Link" text:visited-style-name="Index_20_Link">1.2 Terminologie<text:tab/>9</text:a></text:p>
          <text:p text:style-name="P146"><text:a xlink:type="simple" xlink:href="#__RefHeading___Toc3561_108140685" text:style-name="Index_20_Link" text:visited-style-name="Index_20_Link">1.2.1 Modell<text:tab/>9</text:a></text:p>
          <text:p text:style-name="P146"><text:a xlink:type="simple" xlink:href="#__RefHeading___Toc3563_108140685" text:style-name="Index_20_Link" text:visited-style-name="Index_20_Link">1.2.2 Feature<text:tab/>9</text:a></text:p>
          <text:p text:style-name="P146"><text:a xlink:type="simple" xlink:href="#__RefHeading___Toc3565_108140685" text:style-name="Index_20_Link" text:visited-style-name="Index_20_Link">1.2.3 Instanz<text:tab/>9</text:a></text:p>
          <text:p text:style-name="P145"><text:a xlink:type="simple" xlink:href="#__RefHeading___Toc3399_2912014379" text:style-name="Index_20_Link" text:visited-style-name="Index_20_Link">1.3 Verwandte Arbeit<text:tab/>9</text:a></text:p>
          <text:p text:style-name="P144"><text:a xlink:type="simple" xlink:href="#__RefHeading___Toc1020_77539686" text:style-name="Index_20_Link" text:visited-style-name="Index_20_Link">2 Einführung ins Machine Learning<text:tab/>10</text:a></text:p>
          <text:p text:style-name="P145"><text:a xlink:type="simple" xlink:href="#__RefHeading___Toc3567_108140685" text:style-name="Index_20_Link" text:visited-style-name="Index_20_Link">2.1 Was ist Machine Learning<text:tab/>10</text:a></text:p>
          <text:p text:style-name="P145"><text:a xlink:type="simple" xlink:href="#__RefHeading___Toc3569_108140685" text:style-name="Index_20_Link" text:visited-style-name="Index_20_Link">2.2 Wo wird Machine Learning eingesetzt? // Redo this part<text:tab/>10</text:a></text:p>
          <text:p text:style-name="P145"><text:a xlink:type="simple" xlink:href="#__RefHeading___Toc3571_108140685" text:style-name="Index_20_Link" text:visited-style-name="Index_20_Link">2.3 Was ist ein Modell // Enhance<text:tab/>11</text:a></text:p>
          <text:p text:style-name="P145"><text:a xlink:type="simple" xlink:href="#__RefHeading___Toc3573_108140685" text:style-name="Index_20_Link" text:visited-style-name="Index_20_Link">2.4 Probleme und Lösungen beim Machine Learning // Redo<text:tab/>12</text:a></text:p>
          <text:p text:style-name="P146"><text:a xlink:type="simple" xlink:href="#__RefHeading___Toc3628_108140685" text:style-name="Index_20_Link" text:visited-style-name="Index_20_Link">2.4.1 Probleme mit Daten<text:tab/>12</text:a></text:p>
          <text:p text:style-name="P146"><text:a xlink:type="simple" xlink:href="#__RefHeading___Toc3630_108140685" text:style-name="Index_20_Link" text:visited-style-name="Index_20_Link">2.4.2 Probleme mit Algorithmen<text:tab/>13</text:a></text:p>
          <text:p text:style-name="P145"><text:a xlink:type="simple" xlink:href="#__RefHeading___Toc3575_108140685" text:style-name="Index_20_Link" text:visited-style-name="Index_20_Link">2.5 Evaluierung eines Modells<text:tab/>14</text:a></text:p>
          <text:p text:style-name="P146"><text:a xlink:type="simple" xlink:href="#__RefHeading___Toc3632_108140685" text:style-name="Index_20_Link" text:visited-style-name="Index_20_Link">2.5.1 Metriken<text:tab/>15</text:a></text:p>
          <text:p text:style-name="P145"><text:a xlink:type="simple" xlink:href="#__RefHeading___Toc3634_108140685" text:style-name="Index_20_Link" text:visited-style-name="Index_20_Link">2.6 Zusammenfassung<text:tab/>16</text:a></text:p>
          <text:p text:style-name="P144"><text:a xlink:type="simple" xlink:href="#__RefHeading___Toc1022_77539686" text:style-name="Index_20_Link" text:visited-style-name="Index_20_Link">3 Methodik<text:tab/>16</text:a></text:p>
          <text:p text:style-name="P145"><text:a xlink:type="simple" xlink:href="#__RefHeading___Toc1096_77539686" text:style-name="Index_20_Link" text:visited-style-name="Index_20_Link">3.1 Aufbereitung der Daten für Algorithmen<text:tab/>16</text:a></text:p>
          <text:p text:style-name="P145"><text:a xlink:type="simple" xlink:href="#__RefHeading___Toc1098_77539686" text:style-name="Index_20_Link" text:visited-style-name="Index_20_Link">3.2 Training und Evaluierung verschiedener Modelle<text:tab/>16</text:a></text:p>
          <text:p text:style-name="P145"><text:a xlink:type="simple" xlink:href="#__RefHeading___Toc423_3143690850" text:style-name="Index_20_Link" text:visited-style-name="Index_20_Link">3.3 Datensatz<text:tab/>17</text:a></text:p>
          <text:p text:style-name="P144"><text:a xlink:type="simple" xlink:href="#__RefHeading___Toc427_3143690850" text:style-name="Index_20_Link" text:visited-style-name="Index_20_Link">4 Modelle<text:tab/>17</text:a></text:p>
          <text:p text:style-name="P145"><text:a xlink:type="simple" xlink:href="#__RefHeading___Toc1102_77539686" text:style-name="Index_20_Link" text:visited-style-name="Index_20_Link">4.1 Lineare Regression<text:tab/>18</text:a></text:p>
          <text:p text:style-name="P145"><text:a xlink:type="simple" xlink:href="#__RefHeading___Toc1104_77539686" text:style-name="Index_20_Link" text:visited-style-name="Index_20_Link">4.2 Ridge Regression<text:tab/>19</text:a></text:p>
          <text:p text:style-name="P145"><text:a xlink:type="simple" xlink:href="#__RefHeading___Toc1106_77539686" text:style-name="Index_20_Link" text:visited-style-name="Index_20_Link">4.3 Lasso Regression<text:tab/>20</text:a></text:p>
          <text:p text:style-name="P145"><text:a xlink:type="simple" xlink:href="#__RefHeading___Toc1108_77539686" text:style-name="Index_20_Link" text:visited-style-name="Index_20_Link">4.4 Decision Tree Regression<text:tab/>20</text:a></text:p>
          <text:p text:style-name="P145"><text:a xlink:type="simple" xlink:href="#__RefHeading___Toc1110_77539686" text:style-name="Index_20_Link" text:visited-style-name="Index_20_Link">4.5 Random Forest Regression<text:tab/>21</text:a></text:p>
          <text:p text:style-name="P144"><text:a xlink:type="simple" xlink:href="#__RefHeading___Toc709_984200755" text:style-name="Index_20_Link" text:visited-style-name="Index_20_Link">5 Technologien<text:tab/>21</text:a></text:p>
          <text:p text:style-name="P144"><text:a xlink:type="simple" xlink:href="#__RefHeading___Toc429_3143690850" text:style-name="Index_20_Link" text:visited-style-name="Index_20_Link">6 Praktischer Teil<text:tab/>21</text:a></text:p>
          <text:p text:style-name="P145"><text:soft-page-break/><text:a xlink:type="simple" xlink:href="#__RefHeading___Toc431_3143690850" text:style-name="Index_20_Link" text:visited-style-name="Index_20_Link">6.1 Methode<text:tab/>21</text:a></text:p>
          <text:p text:style-name="P146"><text:a xlink:type="simple" xlink:href="#__RefHeading___Toc3636_108140685" text:style-name="Index_20_Link" text:visited-style-name="Index_20_Link">6.1.1 Umsetzung<text:tab/>21</text:a></text:p>
          <text:p text:style-name="P146"><text:a xlink:type="simple" xlink:href="#__RefHeading___Toc3638_108140685" text:style-name="Index_20_Link" text:visited-style-name="Index_20_Link">6.1.2 Ergebnis<text:tab/>21</text:a></text:p>
          <text:p text:style-name="P145"><text:a xlink:type="simple" xlink:href="#__RefHeading___Toc433_3143690850" text:style-name="Index_20_Link" text:visited-style-name="Index_20_Link">6.2 Vergleich der Ergebnisse<text:tab/>21</text:a></text:p>
          <text:p text:style-name="P145"><text:a xlink:type="simple" xlink:href="#__RefHeading___Toc435_3143690850" text:style-name="Index_20_Link" text:visited-style-name="Index_20_Link">6.3 Analyse<text:tab/>21</text:a></text:p>
          <text:p text:style-name="P144"><text:a xlink:type="simple" xlink:href="#__RefHeading___Toc437_3143690850" text:style-name="Index_20_Link" text:visited-style-name="Index_20_Link">7 Schluss<text:tab/>22</text:a></text:p>
        </text:index-body>
      </text:table-of-content>
      <text:p text:style-name="P130"/>
      <text:p text:style-name="P131"/>
      <text:p text:style-name="Anmerkungen">ANMERKUNG: Dieses Inhaltverzeichnis generiert sich selbst.</text:p>
      <text:list xml:id="list2549185425" text:style-name="WWNum29">
        <text:list-item>
          <text:h text:style-name="P155"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52"><text:span text:style-name="T10">/* </text:span><text:span text:style-name="T9">Re</text:span><text:span text:style-name="T17">do this when </text:span><text:span text:style-name="T19">the rest is finished</text:span></text:p>
      <text:p text:style-name="P16"><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4"><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63" text:outline-level="2"><text:bookmark-start text:name="__RefHeading___Toc3397_2912014379"/>Struktur der Arbeit<text:bookmark-end text:name="__RefHeading___Toc3397_2912014379"/></text:h>
      <text:p text:style-name="P67">Im Teil „Einführung ins Machine Learning“ <text:span text:style-name="T54">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3"><text:tab/></text:p>
      <text:p text:style-name="P68">Ist ein Grundwissen aufgebaut, wird im Kapitel „Methodik“ <text:span text:style-name="T55">die Problemstellung genauer erläutert und vorgestellt wie die einzelnen Modelle miteinander verglichen werden. Außerdem werden häufig genutzte Metriken und welche Vorteile sie bieten vorgestellt.</text:span></text:p>
      <text:p text:style-name="P68"/>
      <text:p text:style-name="P70">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69"/>
      <text:p text:style-name="P71">Ist die Methodik und das theoretische Wissen des Lesers aufgebaut, wird die praktische Umsetzung mit einem Framework <text:span text:style-name="T56">im Kapitel „Praktischer Teil“</text:span> beschrieben. Und die Verhalten der einzelnen Modelle beschrieben. // <text:span text:style-name="T56">RENAME „Praktischer Teil“</text:span></text:p>
      <text:p text:style-name="P70"><text:soft-page-break/>Die Ergebnisse des praktischen Teils werden im Schlussteil analysiert. Etwaaige Ausreißer werden genauer unter die Lupe genommen.</text:p>
      <text:p text:style-name="P9"/>
      <text:h text:style-name="P164" text:outline-level="2"><text:bookmark-start text:name="__RefHeading___Toc3559_108140685"/>Terminologie<text:bookmark-end text:name="__RefHeading___Toc3559_108140685"/></text:h>
      <text:p text:style-name="P73">// <text:span text:style-name="T57">ADD TERMS AS THEY COME UP IN THE THESIS</text:span></text:p>
      <text:h text:style-name="P160" text:outline-level="3"><text:bookmark-start text:name="__RefHeading___Toc3561_108140685"/>Modell<text:bookmark-end text:name="__RefHeading___Toc3561_108140685"/></text:h>
      <text:p text:style-name="P82">Mathematisches, bzw. statistisches Modell, welches zur Herleitung von Schlüssen aus bestehenden Daten verwendet wird.</text:p>
      <text:h text:style-name="P161" text:outline-level="3"><text:bookmark-start text:name="__RefHeading___Toc3563_108140685"/>Feature<text:bookmark-end text:name="__RefHeading___Toc3563_108140685"/></text:h>
      <text:p text:style-name="P82">Numerische Repräsentation von Daten welche von Modellen für Vorhersagen verwendet werden kann.</text:p>
      <text:h text:style-name="P161" text:outline-level="3"><text:bookmark-start text:name="__RefHeading___Toc3565_108140685"/>Instanz<text:bookmark-end text:name="__RefHeading___Toc3565_108140685"/></text:h>
      <text:p text:style-name="P82">Einzelner Eintrag aus einem Datensatz, <text:span text:style-name="T71">welche einem Modell entweder zum Training oder zur Vorhersage gegeben wird.</text:span></text:p>
      <text:h text:style-name="P165" text:outline-level="2"><text:bookmark-start text:name="__RefHeading___Toc3399_2912014379"/>Verwandte Arbeit<text:bookmark-end text:name="__RefHeading___Toc3399_2912014379"/></text:h>
      <text:p text:style-name="P72"><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44"><text:span text:style-name="T9">// …. </text:span><text:span text:style-name="T15">Source has to be inserted</text:span></text:p>
      <text:p text:style-name="P6"># …. smth has to be written</text:p>
      <text:p text:style-name="P6">? …. needs a fact check</text:p>
      <text:p text:style-name="P121"><text:span text:style-name="T15">/* </text:span><text:span text:style-name="T18">comment</text:span></text:p>
      <text:p text:style-name="P147"/>
      <text:p text:style-name="P147"/>
      <text:p text:style-name="P147"/>
      <text:p text:style-name="P147"/>
      <text:p text:style-name="P147"/>
      <text:p text:style-name="P147"/>
      <text:p text:style-name="P147"/>
      <text:p text:style-name="P147"/>
      <text:p text:style-name="P147"/>
      <text:p text:style-name="P147"/>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76">Machine Learning bezeichnet das Feld der Informatik, in dem es darum geht Computer aus Daten lernen zu lassen <text:span text:style-name="T61">um in weitere Folge Vorhersagen treffen zu können // CITATION Hands on p4</text:span>. <text:span text:style-name="T61">Daten sind dabei Beobachtungen aus der realen Welt, beispielsweise die Entwicklung von Aktienpreisen über einen gewissen Zeitraum. Eine Vorhersage könnte dann aussagen welche Aktien sich am besten für eine Investition eignen.</text:span></text:p>
      <text:p text:style-name="P77"/>
      <text:p text:style-name="P78"><text:span text:style-name="T64">Diese Vorhersagen können mithile eines</text:span> mathematische<text:span text:style-name="T64">n</text:span> Modell<text:span text:style-name="T64">s</text:span> <text:span text:style-name="T64">getroffen werden, welches </text:span>die Beziehung zwischen einzel<text:span text:style-name="T60">n</text:span>en Anhaltspunkten in den vorhandenen Daten <text:span text:style-name="T64">beschreibt</text:span>. Um <text:span text:style-name="T59">bei dem </text:span>Beispiel mit den Aktien <text:span text:style-name="T59">zu bleiben</text:span>, könnte es etwa eine Formel sein die <text:span text:style-name="T59">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siehe oben).</text:span></text:p>
      <text:p text:style-name="P78"/>
      <text:p text:style-name="P101">Um dieses Dilemma lösen zu können werden Features benötigt. Sie sind numerische Repräsenationen von Daten. Es gibt viele Wege um „rohe“ Daten in Features umzuwandeln. Ein typischer Fall der auch in dieser Arbeit vorkommt, wäre es kategorische Daten (z.B. Bezirk einer Immobilie) durch zu numerieren damit ein Modell die Daten verwenden kann. Dabei ist zu beachten, dass die Wahl der Features sich stark auf die Performance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80"/>
      <text:p text:style-name="P81">Der Prozess eine <text:span text:style-name="T63">Vorhersage zu treffen</text:span> besteht daher im Groben daraus die geeignetsten Features für das geeignetste Modell zu finden. Das ist allerdings ein zweischneidiges Schwert, denn die Wahl des Modells hat ebenso <text:span text:style-name="T62">Auswirkung auf das Ergebnis wie die Wahl der Features. // CITATION Feature Engineering Chapter 1</text:span></text:p>
      <text:p text:style-name="P75"/>
      <text:h text:style-name="Heading_20_2" text:outline-level="2"><text:bookmark-start text:name="__RefHeading___Toc3569_108140685"/><text:span text:style-name="T78">Wo wird Machine Learning eingesetzt? </text:span>// <text:span text:style-name="T76">Redo this part</text:span><text:bookmark-end text:name="__RefHeading___Toc3569_108140685"/></text:h>
      <text:p text:style-name="P83">Die Anwendungbereiche von Machine Learning sind mannigfaltig und werden grob in vier Bereiche eingeteilt: <text:span text:style-name="T65">supervised, unsupervised, semisupervised und reinforcement learning.</text:span></text:p>
      <text:p text:style-name="P84">Die Einteilung ist dabei abhängig vom <text:span text:style-name="T66">Maß an „supervision“. In dieser Arbeit kommen jedoch nur Supervised Learning Methoden zum Einsatz.</text:span></text:p>
      <text:p text:style-name="P149"/>
      <text:h text:style-name="P166" text:outline-level="2"><text:soft-page-break/>Supervised Learning</text:h>
      <text:p text:style-name="P150">Supervised Learning kommt dann zum Einsatz wenn es darum geht einen gewissen Output für einen gegebenen Input vorherzusagen und bereits Input/Output Paare bekannt sind. <text:span text:style-name="T88">Ziel ist es ein Modell anhand dieser Input/Output Paare zu trainieren, welches präzise Vorhersagen für bisher ungesehene Daten treffen kann.</text:span> <text:span text:style-name="T92">Es muss also gut von einem Trainingsdatensatz auf einen Testdatensatz verallgemeinern können.</text:span></text:p>
      <text:p text:style-name="P150"/>
      <text:p text:style-name="P151">&lt;Grafik&gt;Labeled Data&lt;/Grafik&gt;</text:p>
      <text:p text:style-name="P54"/>
      <text:p text:style-name="P152">Die zwei größten Anwendungsgebiete für Supervised Learning sind Klassifizierungs- und Regressionsprobleme. Bei einer Klassifizierung geht es darum für einen gegebenen Input eine Klasse aus einer vordefinierten Liste vorherzusagen. Ein berühmtes Beispiel ist die Klassifizierung von Iris-Blumen anhand ihrer Blütenblattlänge. <text:s/><text:span text:style-name="T90">I</text:span>m <text:span text:style-name="T89">Gegensatz dazu wird bei der Regression versucht eine Gleitkommazahl, eine reale Zahl, zu schätzen. Etwa den Preis für ein Auto zu schätzen, wobei Attribute wie der Kilometerstand oder das Baujahr ins Gewicht fallen.</text:span></text:p>
      <text:p text:style-name="P54"/>
      <text:p text:style-name="P154"><text:span text:style-name="T93">Die Varietät der Daten ist dabei ein auschlaggebender Faktor wie komplex ein Modell sein kann ohne sich zu sehr einen Trainingsdatensatz anzupassen. Für gewöhnlich hält ein größerer Datensatz eine größere Varietät bereit, wodurch besser verallgemeinert werden kann. // CITATION Introduction to ML in P p.27</text:span></text:p>
      <text:p text:style-name="P54"/>
      <text:h text:style-name="Heading_20_2" text:outline-level="2"><text:bookmark-start text:name="__RefHeading___Toc3571_108140685"/>Was ist ein Modell // <text:span text:style-name="T77">Enhance</text:span><text:bookmark-end text:name="__RefHeading___Toc3571_108140685"/></text:h>
      <text:p text:style-name="P102">Das Schätzen eines numerischen Wertes, wie zum Beispiel eines Grundstückspreises, fällt unter die Regressionsaufgaben. Die Regression beschreibt in der Statistik und weitergehend auch im Machine Learninng das modellieren eines Zusammenhangs zwischen unabhängigen Variablen oder auch Features und einer abhängigen Variable. Die unabhängigen Variablen sind dabei der Input für das erstellte Modell und die abhängige Variable der Output. Im Fall dieser Arbeit ist die abhängige Variable der Grundstückspreis und die unabhängigen Variablen sind die restlichen Features.</text:p>
      <text:p text:style-name="P96"/>
      <text:p text:style-name="P86">In der Regressionsanalyse besitzt ein Modell einen oder mehrere Parameter, welche bestimmen wie eine Vorhersage ausfällt, wenn es eine neue Instanz schätzt. Im Fall eines Linearen Modells wäre das zum Beispiel die Steigung der Geraden. Sie bestimmt in einem zweidimensionalen Koordinatensystem welcher Output für einen gegebenen Input herauskommt. // f(x) = y || y = k*x + d //<text:span text:style-name="T70">CITATION Hands on p494</text:span></text:p>
      <text:p text:style-name="P55"/>
      <text:p text:style-name="P87">Diese Parameter werden über Lernalgorithmen bestimmt, welche versuchen diese so gut wie möglich an den Trainingsdatensatz anzupassen.<text:span text:style-name="T74"> </text:span>Da<text:span text:style-name="T69">zu wird eine Metrik benötigt um zu </text:span><text:soft-page-break/><text:span text:style-name="T69">bestimmen wie gut oder schlecht ein Modell an den Trainingsdatensatz angepasst ist. Bei Regressionsmodellen ist der durchschnittliche Fehler über alle Vorhersagen eine häufig genutzte Metrik. Die Erhebung dieses Fehlers wird als Cost oder Loss Function bezeichnet. Der Algorithmus versucht die Parameter so anzupassen, dass dieser errechnete Fehler möglichst gering ausfällt. Ist dieser Prozess abgeschlossen ist das trainerte Modell einsatzbereit für Vorhersagen. // CITATION Hands on p26</text:span></text:p>
      <text:p text:style-name="P54"/>
      <text:p text:style-name="P88">Der Lernprozess kann über Hyperparameter angepasst werden. Diese beeinflussen, dass Modell nicht direkt sondern lediglich den Lernalgorithmus der das Modell erstellt. Beispielsweise bieten viele Lernalgorithmen Methoden zur Regularisierung an. <text:span text:style-name="T70">Sie regulieren etwa die Anpassung des Modells an den Trainingsdatensatz, sodass diese sich nicht zu sehr an den Trainingsdatensatz anpassen und für Vorhersagen an Testdaten unbrauchbar sind. Regularisierungen unterscheiden sich jedoch von Modell zu Modell und werden deshalb in den betreffenden Abschnitten im Kapitel „Modelle“ genauer beschrieben.</text:span></text:p>
      <text:p text:style-name="P74"/>
      <text:h text:style-name="Heading_20_2" text:outline-level="2"><text:bookmark-start text:name="__RefHeading___Toc3573_108140685"/>Probleme <text:span text:style-name="T72">und Lösungen </text:span>beim Machine Learning // <text:span text:style-name="T77">Redo</text:span><text:bookmark-end text:name="__RefHeading___Toc3573_108140685"/></text:h>
      <text:p text:style-name="P89">/* REWRITE WHEN FINISHED WITH CHAPTER</text:p>
      <text:p text:style-name="P89">Das Hauptaugenmerk bei der Entwicklung von Machine Learning Lösungen liegt auf der Wahl der richtigen Daten sowie des richtigen Modells. Deshalb hängen auch die <text:span text:style-name="T72">größten Probleme im Machine Learning mit Daten, Modellen oder Lernalgorithmen zusammen. </text:span></text:p>
      <text:p text:style-name="P79">*/</text:p>
      <text:p text:style-name="P79"/>
      <text:p text:style-name="P79">// <text:span text:style-name="T72">CITATION Hands on p22</text:span></text:p>
      <text:p text:style-name="P79"/>
      <text:h text:style-name="Heading_20_3" text:outline-level="3"><text:bookmark-start text:name="__RefHeading___Toc3628_108140685"/>Probleme mit Daten<text:bookmark-end text:name="__RefHeading___Toc3628_108140685"/></text:h>
      <text:p text:style-name="P91">Die Wahl der richtigen Daten für ein gegebenes Problem ist eine integraler Bestandteil des Machine Learning. Sie ermöglichen es einem Lernalgorithmus ein passendes Modell zur Aufgabe zu erstellen. </text:p>
      <text:p text:style-name="P91"/>
      <text:p text:style-name="P91">Allerdings müssen Daten auch in ausreichender Menge vorhanden sein um ein gutes Modell erstellen zu können. <text:span text:style-name="T73">Ist dies nicht der Fall ist es schwer ein Modell zu erzeugen, welches alle Fälle einer Problemstellung abdeckt.</text:span> <text:span text:style-name="T73">Michele Bank und Eric Brill beschreiben </text:span><text:s/><text:span text:style-name="T73">zu diesem Thema etwa das verschiedene Machine Learning Algorithmen ähnlich gut funktionieren sobald eine gewisse Menge an Daten vorhanden ist. // CITATION Scaling to very very large corpora natural language disambiguation</text:span></text:p>
      <text:p text:style-name="P90"/>
      <text:p text:style-name="P103">Weitere Probleme hängen auch häufig auch zusammen, dass die vorhandenen Daten nicht repräsentativ für die Problemstellung sind. Wird ein Modell mit diesen Daten trainiert, wird es <text:soft-page-break/>kaum in der Lage sein präzise Vorhersagen für neue Daten treffen zu können. Wenn etwa ein Tool erstellt werden soll, welches // ADD EXAMPLE // Daher ist es notwendig, dass die Trainingsdaten möglichst das gesamte Bild abdecken. </text:p>
      <text:p text:style-name="P92"/>
      <text:p text:style-name="P103">Auf der anderen Seite kann es zu einem Problem werden, wenn die verwendeten Features irrelevant für das gegebene Problem sind. Wenn beispielsweise ein Tool Aktienpreise schätzen soll, wären die Anfangsbuchstaben der Aktiengesellschaften ein irrelevantes Feature. Ein Großteil der Arbeit im Machine Learning ist mit der Wahl der richtigen Features verbunden. So können aus vorhandenen Features die Relevantesten extrahiert werden und nur mit diesen trainiert werden oder gar neue Features erstellt werden durch die Kombination verschiedener Features.</text:p>
      <text:p text:style-name="P92"/>
      <text:p text:style-name="P93">Für einen Lernalgorithmus wird es auch schwer ein gutes Modell zu trainieren, wenn die Daten fehler- oder lückenhaft sind. Wenn Instanzen nicht vollständig sind oder zu große Ausreißer aufweisen, kann es besser sein sie aus dem Trainingsdatensatz zu entfernen oder fehlende Features zu ergänzen. Wenn zum Beispiel die Gebäudehöhe für ein Grundstück nicht vorhanden ist kann man diese durch den Durchschnitt der restlichen Instanzen ersetzen.</text:p>
      <text:p text:style-name="P79"/>
      <text:h text:style-name="Heading_20_3" text:outline-level="3"><text:bookmark-start text:name="__RefHeading___Toc3630_108140685"/>Probleme mit Algorithmen<text:bookmark-end text:name="__RefHeading___Toc3630_108140685"/></text:h>
      <text:p text:style-name="P94">Bei der Erstellung eines Modells kann es hauptsächlich zu zwei Problemen kommen: Der Überanpassung oder die Unteranpassung an einen Trainingsdatensatz. Je nach Komplexität des Datensatzes oder gewählten Modells kann einer der beiden Effekte auftreten.</text:p>
      <text:p text:style-name="P95"/>
      <text:p text:style-name="P97">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58">Das hat zu Folge, dass das trainierte Modell zwar präzise Vorhersagen am Trainingsdatensatz treffen kann, jedoch versagt wenn es eine Vorhersage für eine neue Instanz treffen muss. </text:span></text:p>
      <text:p text:style-name="P79"/>
      <text:p text:style-name="P98">&lt;Grafik&gt;Overfitting (// Hands on 26 or generate graph with decision tree)&lt;/Grafik&gt;</text:p>
      <text:p text:style-name="P79"/>
      <text:p text:style-name="P97">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75">den Lernalgortihmus durch Regularisierungen einzuschränken.</text:span></text:p>
      <text:p text:style-name="P97"/>
      <text:p text:style-name="P99"><text:soft-page-break/>Dem gegenüber steht die Unteranpassung. Sie ist das genaue Gegenteil und tritt auf wenn ein zu simples Modell für einen zu komplexen Datensatz gewählt wird. Wenn ein Modell etwa <text:s/>zu wenige Parameter bietet um an ein komplexes Problem lösen zu können, wird es höchstwahrscheinlich zu einer Unteranpassung kommen.</text:p>
      <text:p text:style-name="P99"/>
      <text:p text:style-name="P99">&lt;Grafik&gt;Underfitting&lt;/Grafik&gt;</text:p>
      <text:p text:style-name="P100"/>
      <text:p text:style-name="P99">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99"/>
      <text:p text:style-name="P99">// <text:span text:style-name="T91">CHECK Introduction to Machine Learning 2 Generalization, Overfitting and Underfitting</text:span></text:p>
      <text:p text:style-name="P122"/>
      <text:h text:style-name="Heading_20_2" text:outline-level="2"><text:bookmark-start text:name="__RefHeading___Toc3575_108140685"/>Evaluierung eines Modells<text:bookmark-end text:name="__RefHeading___Toc3575_108140685"/></text:h>
      <text:p text:style-name="P106">Die Evaluierung von Modellen ist einer der wichtigsten Bestandteile im Machine Learning Prozess. <text:span text:style-name="T80">Es benötigt eine systematische Vorgehensweise um herausfinden zu können welches Modell für eine gegebene Aufgabenstellung am besten geeignet ist.</text:span></text:p>
      <text:p text:style-name="P108"/>
      <text:p text:style-name="P109">Die Performance eines Modells an seinen Trainingsdaten ist kein guter Indikator dafür wie gut es mit neuen unabhängigen Daten umgehen kann. Das Modell hat schließlich seinen Entscheidungsprozess anhand dieser aufgebaut. <text:span text:style-name="T81">Daher wird die Performance sehr optimistisch ausfallen.</text:span></text:p>
      <text:p text:style-name="P107"/>
      <text:p text:style-name="P110">Aufgrund dessen ist es notwendig ein Modell anhand von ihm unbekannten Daten zu evaluieren. Dies stellt kein Problem dar, wenn genug Daten vorhanden sind. Wie im Kapitel „Probleme mit Daten“ beschrieben kann das allerdings oft schwierig sein. Deshalb wird ein vorhandener Datensatz oft in drei Teile aufgeteilt: Trainingsdaten, Validierungsdaten, Testdaten.</text:p>
      <text:p text:style-name="P104"/>
      <text:p text:style-name="P111">Die Trainngsdaten werden verwendet um ein oder mehrere Modelle zu trainieren, die Validierungsdaten dazu ein Modell zu wählen oder die Parameter zu optimieren. An den Testdaten wird schließlich die entgültige Performance gemessen. <text:span text:style-name="T82">Dabei ist zu beachten, dass die drei Teile jeweils ein unabhängiges Set bilden damit ein möglichst reales Szenario nachgestellt werden kann. </text:span>// CITATION Data Mining p 164 </text:p>
      <text:p text:style-name="P111"/>
      <text:p text:style-name="P112">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83">P</text:span>opulärste ist.</text:p>
      <text:p text:style-name="P112"><text:soft-page-break/></text:p>
      <text:p text:style-name="P113">Bei der „k fold cross validation“ werden die Trainingsdaten in k Subsets aufgeteilt. Typischerweise sind es 10 Subsets, da diese Anzahl erfahrungsgemäß gute Ergebnisse liefert. In diesem Fall werden 9 der Subsets für das Training eines Modells verwendet und das Letzte zum testen. Dieser Vorgang wird 10 mal wiederholt, sodass jedes Subset <text:span text:style-name="T84">sowohl zum Trainieren als auch zur Validierung verwendet wird. Ist dieser Vorgang abgeschlossen kann eine durchschnittliche Performancewertung abgegeben werden.</text:span></text:p>
      <text:p text:style-name="P113"/>
      <text:p text:style-name="P56">&lt;Grafik&gt;k-fold cross validation&lt;/Grafik&gt;</text:p>
      <text:p text:style-name="P56"/>
      <text:p text:style-name="P114">Ein Nachteil besteht darin, dass mehrmals trainiert und getestet werden muss. Was in anbetracht größerer Datensätze eine Menge Zeit kosten kann. Es ist also sehr Rechenintensiv gute Messungen zu erhalten. // <text:span text:style-name="T84">CITATION Data Mining ch. 5.3</text:span></text:p>
      <text:p text:style-name="P105"/>
      <text:h text:style-name="Heading_20_3" text:outline-level="3"><text:bookmark-start text:name="__RefHeading___Toc3632_108140685"/>Metriken<text:bookmark-end text:name="__RefHeading___Toc3632_108140685"/></text:h>
      <text:p text:style-name="P116">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85">treten Fehler in verschiedenen Größen auf. // CITATION Data Mining ch. 5.9</text:span></text:p>
      <text:p text:style-name="P115"/>
      <text:p text:style-name="P117">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86">Manchmal wird auch der Root Mean Squared Error zum Vergleich herangezogen. Das heißt lediglich, dass der errechnete Fehler in einer ähnlichen Dimension ausfällt, wie die Vorhersage. </text:span></text:p>
      <text:p text:style-name="P117"/>
      <text:p text:style-name="P51">&lt;Formel&gt;Mean Squared Error&lt;/Formel&gt;</text:p>
      <text:p text:style-name="P51">&lt;Legende/&gt;</text:p>
      <text:p text:style-name="P118"/>
      <text:p text:style-name="P119">Der Mean Absolute Error ist eine Alternative zum Mean Squared Error. <text:span text:style-name="T85">// CITATION Data Mining ch. 5.9</text:span> Die einzigen Unterschied liegt darin, dass die Vorzeichen der Fehler nicht in Betracht gezogen werden und durch die fehlende Potenzierung Ausreißer nicht so stark ins Gewicht fallen.</text:p>
      <text:p text:style-name="P118"/>
      <text:p text:style-name="P51">&lt;Formel&gt;Mean <text:span text:style-name="T86">Absolute </text:span>Error&lt;/Formel&gt;</text:p>
      <text:p text:style-name="P51">&lt;Legende/&gt;</text:p>
      <text:p text:style-name="P51"/>
      <text:p text:style-name="P120"><text:soft-page-break/>Zusammenfassend sind sowohl der Mean Squared Error als auch der Mean Absolute Error Metriken, welche <text:span text:style-name="T87">eine Distanz zwischen einem Vektor von Vorhersagen und Zielwerten messen. // CITATION Hands on p. 39</text:span></text:p>
      <text:p text:style-name="P51"/>
      <text:p text:style-name="P120">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118"/>
      <text:h text:style-name="Heading_20_2" text:outline-level="2"><text:bookmark-start text:name="__RefHeading___Toc3634_108140685"/>Zusammenfassung // <text:span text:style-name="T95">elaborate</text:span><text:bookmark-end text:name="__RefHeading___Toc3634_108140685"/></text:h>
      <text:p text:style-name="P123"><text:span text:style-name="T79">Zusammenfassend geht es darum, dass ein Modell den Zusammenhang zwischen Input und Output in einem Trainingsdatensatz darstellen kann. Um jedoch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span></text:p>
      <text:p text:style-name="P58"><text:bookmark-start text:name="__RefHeading___Toc419_3143690850"/><text:bookmark-end text:name="__RefHeading___Toc419_3143690850"/></text:p>
      <text:h text:style-name="Heading_20_1" text:outline-level="1"><text:bookmark-start text:name="__RefHeading___Toc1022_77539686"/>Methodik // <text:span text:style-name="T97">enhance</text:span><text:bookmark-end text:name="__RefHeading___Toc1022_77539686"/></text:h>
      <text:p text:style-name="P141">Wie bereits in der Einleitung erwähnt ist es das Ziel dieser Arbeit mehrere Machine Learning Modelle vorzustellen und zu vergleichen hinsichtlich ihrer Performance auf einen reallen Datensatz. <text:span text:style-name="T40">Um eine Vergleichbarkeit zu gewährleisten, werden die Daten für alle Modelle gleich vorbereitet. Weiters soll verglichen werden wie lange es dauert die Modell zu trainiren neue Vorhersagen zu treffen.</text:span></text:p>
      <text:p text:style-name="P141"/>
      <text:h text:style-name="Heading_20_2" text:outline-level="2"><text:bookmark-start text:name="__RefHeading___Toc1096_77539686"/>Aufbereitung der Daten für Algorithmen<text:bookmark-end text:name="__RefHeading___Toc1096_77539686"/></text:h>
      <text:p text:style-name="P45">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45"/>
      <text:p text:style-name="P45">Dafür wird eine Pipeline erstellt, die sowohl den Trainingsdatensatz wie auch den Testdatensatz in ein einheitliches Format bringen soll. Um mehr Tests durchführen zu können und zu vergleichen welche <text:span text:style-name="T41">Features für verschiedene Modelle eine größere Rolle spielen könnten, werden zwei Pipelines erstellt, welche die Datensätze auf jeweils anders vorbereiten.</text:span></text:p>
      <text:p text:style-name="P45"/>
      <text:h text:style-name="Heading_20_2" text:outline-level="2"><text:bookmark-start text:name="__RefHeading___Toc1098_77539686"/><text:soft-page-break/>Training und <text:span text:style-name="T46">Evaluierung</text:span> verschiedener Modelle<text:bookmark-end text:name="__RefHeading___Toc1098_77539686"/></text:h>
      <text:p text:style-name="P46">Sobald die Daten <text:span text:style-name="T45">p</text:span>räpariert worden sind, werden die gewählten Modelle mit diesen trainiert und anschließend <text:span text:style-name="T42">wird ihre Präzision anhand des Validierungsdatensatzes beurteilt. Wird auch anhand der Rechenkomplexität und der reallen Performance verglichen wie schnell die Modelle sind.</text:span></text:p>
      <text:p text:style-name="P50"/>
      <text:h text:style-name="Heading_20_2" text:outline-level="2"><text:bookmark-start text:name="__RefHeading___Toc423_3143690850"/>Datensatz // <text:span text:style-name="T97">enhance</text:span><text:bookmark-end text:name="__RefHeading___Toc423_3143690850"/></text:h>
      <text:p text:style-name="P65">Der bearbeitete Datensatz besitzt die folgenden 17 Spalten. Im praktischen Part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43">Spalte</text:p>
            </table:table-cell>
            <table:table-cell table:style-name="Dataset.A1" office:value-type="string">
              <text:p text:style-name="P143">Datentyp</text:p>
            </table:table-cell>
            <table:table-cell table:style-name="Dataset.C1" office:value-type="string">
              <text:p text:style-name="P143">Beispiel</text:p>
            </table:table-cell>
          </table:table-row>
        </table:table-header-rows>
        <table:table-row>
          <table:table-cell table:style-name="Dataset.A2" office:value-type="string">
            <text:p text:style-name="P142">Id</text:p>
          </table:table-cell>
          <table:table-cell table:style-name="Dataset.A2" office:value-type="string">
            <text:p text:style-name="P142">Numerisch</text:p>
          </table:table-cell>
          <table:table-cell table:style-name="Dataset.C2" office:value-type="string">
            <text:p text:style-name="P142">7671</text:p>
          </table:table-cell>
        </table:table-row>
        <table:table-row>
          <table:table-cell table:style-name="Dataset.A2" office:value-type="string">
            <text:p text:style-name="P142">price_per_m2</text:p>
          </table:table-cell>
          <table:table-cell table:style-name="Dataset.A2" office:value-type="string">
            <text:p text:style-name="P142">Numerisch</text:p>
          </table:table-cell>
          <table:table-cell table:style-name="Dataset.C2" office:value-type="string">
            <text:p text:style-name="P142">224.351483991587</text:p>
          </table:table-cell>
        </table:table-row>
        <table:table-row>
          <table:table-cell table:style-name="Dataset.A2" office:value-type="string">
            <text:p text:style-name="P142">transaction_ym</text:p>
          </table:table-cell>
          <table:table-cell table:style-name="Dataset.A2" office:value-type="string">
            <text:p text:style-name="P142">Numerisch</text:p>
          </table:table-cell>
          <table:table-cell table:style-name="Dataset.C2" office:value-type="string">
            <text:p text:style-name="P142">2013-12</text:p>
          </table:table-cell>
        </table:table-row>
        <table:table-row>
          <table:table-cell table:style-name="Dataset.A2" office:value-type="string">
            <text:p text:style-name="P142">plot_area</text:p>
          </table:table-cell>
          <table:table-cell table:style-name="Dataset.A2" office:value-type="string">
            <text:p text:style-name="P142">Numerisch</text:p>
          </table:table-cell>
          <table:table-cell table:style-name="Dataset.C2" office:value-type="string">
            <text:p text:style-name="P142">4279</text:p>
          </table:table-cell>
        </table:table-row>
        <table:table-row>
          <table:table-cell table:style-name="Dataset.A2" office:value-type="string">
            <text:p text:style-name="P142">plot_share</text:p>
          </table:table-cell>
          <table:table-cell table:style-name="Dataset.A2" office:value-type="string">
            <text:p text:style-name="P142">Numerisch</text:p>
          </table:table-cell>
          <table:table-cell table:style-name="Dataset.C2" office:value-type="string">
            <text:p text:style-name="P142">1</text:p>
          </table:table-cell>
        </table:table-row>
        <table:table-row>
          <table:table-cell table:style-name="Dataset.A2" office:value-type="string">
            <text:p text:style-name="P142">property_type</text:p>
          </table:table-cell>
          <table:table-cell table:style-name="Dataset.A2" office:value-type="string">
            <text:p text:style-name="P142">Kategorisch</text:p>
          </table:table-cell>
          <table:table-cell table:style-name="Dataset.C2" office:value-type="string">
            <text:p text:style-name="P142">Betriebsobjekt</text:p>
          </table:table-cell>
        </table:table-row>
        <table:table-row>
          <table:table-cell table:style-name="Dataset.A2" office:value-type="string">
            <text:p text:style-name="P142">cadestral</text:p>
          </table:table-cell>
          <table:table-cell table:style-name="Dataset.A2" office:value-type="string">
            <text:p text:style-name="P142">Kategorisch</text:p>
          </table:table-cell>
          <table:table-cell table:style-name="Dataset.C2" office:value-type="string">
            <text:p text:style-name="P142">Kagran</text:p>
          </table:table-cell>
        </table:table-row>
        <table:table-row>
          <table:table-cell table:style-name="Dataset.A2" office:value-type="string">
            <text:p text:style-name="P142">district</text:p>
          </table:table-cell>
          <table:table-cell table:style-name="Dataset.A2" office:value-type="string">
            <text:p text:style-name="P142">Kategorisch</text:p>
          </table:table-cell>
          <table:table-cell table:style-name="Dataset.C2" office:value-type="string">
            <text:p text:style-name="P142">Donaustadt</text:p>
          </table:table-cell>
        </table:table-row>
        <table:table-row>
          <table:table-cell table:style-name="Dataset.A2" office:value-type="string">
            <text:p text:style-name="P142">contract_type</text:p>
          </table:table-cell>
          <table:table-cell table:style-name="Dataset.A2" office:value-type="string">
            <text:p text:style-name="P142">Kategorisch</text:p>
          </table:table-cell>
          <table:table-cell table:style-name="Dataset.C2" office:value-type="string">
            <text:p text:style-name="P142">Kaufvertrag</text:p>
          </table:table-cell>
        </table:table-row>
        <table:table-row>
          <table:table-cell table:style-name="Dataset.A2" office:value-type="string">
            <text:p text:style-name="P142">land_use</text:p>
          </table:table-cell>
          <table:table-cell table:style-name="Dataset.A2" office:value-type="string">
            <text:p text:style-name="P142">Kategorisch</text:p>
          </table:table-cell>
          <table:table-cell table:style-name="Dataset.C2" office:value-type="string">
            <text:p text:style-name="P142">GB</text:p>
          </table:table-cell>
        </table:table-row>
        <table:table-row>
          <table:table-cell table:style-name="Dataset.A2" office:value-type="string">
            <text:p text:style-name="P142">land_use_share</text:p>
          </table:table-cell>
          <table:table-cell table:style-name="Dataset.A2" office:value-type="string">
            <text:p text:style-name="P142">Numerisch</text:p>
          </table:table-cell>
          <table:table-cell table:style-name="Dataset.C2" office:value-type="string">
            <text:p text:style-name="P142">1</text:p>
          </table:table-cell>
        </table:table-row>
        <table:table-row>
          <table:table-cell table:style-name="Dataset.A2" office:value-type="string">
            <text:p text:style-name="P142">protection_zone</text:p>
          </table:table-cell>
          <table:table-cell table:style-name="Dataset.A2" office:value-type="string">
            <text:p text:style-name="P142">Kategorisch</text:p>
          </table:table-cell>
          <table:table-cell table:style-name="Dataset.C2" office:value-type="string">
            <text:p text:style-name="P142">No</text:p>
          </table:table-cell>
        </table:table-row>
        <table:table-row>
          <table:table-cell table:style-name="Dataset.A2" office:value-type="string">
            <text:p text:style-name="P142">builduing_ban</text:p>
          </table:table-cell>
          <table:table-cell table:style-name="Dataset.A2" office:value-type="string">
            <text:p text:style-name="P142">Kategorisch</text:p>
          </table:table-cell>
          <table:table-cell table:style-name="Dataset.C2" office:value-type="string">
            <text:p text:style-name="P142">No</text:p>
          </table:table-cell>
        </table:table-row>
        <table:table-row>
          <table:table-cell table:style-name="Dataset.A2" office:value-type="string">
            <text:p text:style-name="P142">building_height</text:p>
          </table:table-cell>
          <table:table-cell table:style-name="Dataset.A2" office:value-type="string">
            <text:p text:style-name="P142">Numerisch</text:p>
          </table:table-cell>
          <table:table-cell table:style-name="Dataset.C2" office:value-type="string">
            <text:p text:style-name="P142">10.5</text:p>
          </table:table-cell>
        </table:table-row>
        <table:table-row>
          <table:table-cell table:style-name="Dataset.A2" office:value-type="string">
            <text:p text:style-name="P142">building_floors</text:p>
          </table:table-cell>
          <table:table-cell table:style-name="Dataset.A2" office:value-type="string">
            <text:p text:style-name="P142">Numerisch</text:p>
          </table:table-cell>
          <table:table-cell table:style-name="Dataset.C2" office:value-type="string">
            <text:p text:style-name="P142">6</text:p>
          </table:table-cell>
        </table:table-row>
        <table:table-row>
          <table:table-cell table:style-name="Dataset.A2" office:value-type="string">
            <text:p text:style-name="P142">building_year</text:p>
          </table:table-cell>
          <table:table-cell table:style-name="Dataset.A2" office:value-type="string">
            <text:p text:style-name="P142">Numerisch</text:p>
          </table:table-cell>
          <table:table-cell table:style-name="Dataset.C2" office:value-type="string">
            <text:p text:style-name="P142">1990</text:p>
          </table:table-cell>
        </table:table-row>
        <table:table-row>
          <table:table-cell table:style-name="Dataset.A2" office:value-type="string">
            <text:p text:style-name="P142">longitude</text:p>
          </table:table-cell>
          <table:table-cell table:style-name="Dataset.A2" office:value-type="string">
            <text:p text:style-name="P142">Numerisch</text:p>
          </table:table-cell>
          <table:table-cell table:style-name="Dataset.C2" office:value-type="string">
            <text:p text:style-name="P142">16.4641634</text:p>
          </table:table-cell>
        </table:table-row>
        <table:table-row>
          <table:table-cell table:style-name="Dataset.A2" office:value-type="string">
            <text:p text:style-name="P142">latitude</text:p>
          </table:table-cell>
          <table:table-cell table:style-name="Dataset.A2" office:value-type="string">
            <text:p text:style-name="P142">Numerisch</text:p>
          </table:table-cell>
          <table:table-cell table:style-name="Dataset.C2" office:value-type="string">
            <text:p text:style-name="P142">48.259071</text:p>
          </table:table-cell>
        </table:table-row>
      </table:table>
      <text:p text:style-name="P65"># Table description and number for reference</text:p>
      <text:p text:style-name="P64"># Rest follows in prectical part</text:p>
      <text:p text:style-name="P47"># Talk with Moritz <text:span text:style-name="T53">about</text:span> exploratory analysis</text:p>
      <text:p text:style-name="P49"># Write about Train <text:span text:style-name="T47">set</text:span>, Validation <text:span text:style-name="T47">set </text:span>Split (1970-2013 / 2013-2017)</text:p>
      <text:p text:style-name="P66"># Splitting data into same equal sized subsets for every algorithm </text:p>
      <text:p text:style-name="P42"/>
      <text:h text:style-name="Heading_20_1" text:outline-level="1"><text:bookmark-start text:name="__RefHeading___Toc427_3143690850"/><text:soft-page-break/>Modelle<text:bookmark-end text:name="__RefHeading___Toc427_3143690850"/></text:h>
      <text:p text:style-name="P59">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52">welche auf alle Modelle zutreffen aber auch unterscheiden pro Modell</text:span>. <text:span text:style-name="T48">Sind diese abgehandelt werden die Modelle, welche im praktischen Teil zur Anwendung kommen, erläutert und ihre Besonderheiten beschrieben. Sie reichen von simplen Linearen Modellen und Abwandlungen bishin zu mächtigen Ensemble Modellen.</text:span></text:p>
      <text:p text:style-name="P59"/>
      <text:p text:style-name="P60">In der Einführung wurde erwähnt, dass ein Modell aus Parametern besteht, welche bestimmen wie eine ein zukünftige Vorhersage getroffen wird. <text:span text:style-name="T49">Im Fall eines Linearen Modells wäre das zum Beispiel die Steigung der Geraden. Sie bestimmt in einem zweidimensionalen Koordinatensystem welcher Output y für einen gegegeben Input x herauskommt.</text:span></text:p>
      <text:p text:style-name="P57"/>
      <text:p text:style-name="P61">Diese Parameter werden über Lernalgorithmen bestimmt, <text:span text:style-name="T50">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61"/>
      <text:p text:style-name="P62">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51">sie</text:span> daran hindern sollen sich zu sehr an das Trainingsset anzupassen. Diese unterscheiden sich jedoch von Modell zu Modell und werden deshalb in den jeweiligen Abschnitten genauer beschrieben.</text:p>
      <text:p text:style-name="P62"/>
      <text:p text:style-name="P63">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3"/>
      <text:h text:style-name="Heading_20_2" text:outline-level="2"><text:bookmark-start text:name="__RefHeading___Toc1102_77539686"/>Lineare Regression<text:bookmark-end text:name="__RefHeading___Toc1102_77539686"/></text:h>
      <text:p text:style-name="P17">// <text:span text:style-name="T23">Hands on Machine Learning 106</text:span></text:p>
      <text:p text:style-name="P17">// <text:span text:style-name="T23">Data Mining 128 (Linear Models)</text:span></text:p>
      <text:p text:style-name="P18"><text:soft-page-break/>Die Lineare Regression ist eine der simpelsten <text:span text:style-name="T24">Methoden </text:span>die beim Machine Learning zum Einsatz kommen. <text:span text:style-name="T25">Ziel der Linearen Regression ist es aufgrund von einer Menge an bekannten Variablen eine Funktion zu finden, welche am besten darstellt, wie man von einer oder mehreren unabhängigen Variablen zu einer abhängigen Variable kommt.<text:tab/></text:span></text:p>
      <text:p text:style-name="P18"/>
      <text:p text:style-name="P19">&lt;Formel&gt; y = θ 0 + θ 1 x 1 + θ 2 x 2 + ⋯ + θ n x n &lt;/Formel&gt;</text:p>
      <text:p text:style-name="P19">&lt;ul&gt;Legende für Formel&lt;/ul&gt;</text:p>
      <text:p text:style-name="P19"/>
      <text:p text:style-name="P22">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2"/>
      <text:p text:style-name="P24">&lt;Graphik&gt;Lineare Regression&lt;/Grafik&gt;</text:p>
      <text:p text:style-name="P22"/>
      <text:p text:style-name="P23">&lt;Formel&gt;Matrizenschreibweise <text:span text:style-name="T27">y = X*(beta, gewichtungen/parameter) + (epsilon, fehler)</text:span>&lt;/Formel&gt;</text:p>
      <text:p text:style-name="P23">&lt;ul&gt;Legende&lt;/ul&gt;</text:p>
      <text:p text:style-name="P23"/>
      <text:p text:style-name="P25">Um diese Gerade zu optimieren wird die Methode der kleinsten Quadrate angewendet. Hierbei w<text:span text:style-name="T27">erden die Residuen (Abweichungen) minimiert. Das heißt, versucht wird die Gewichtungen der einzelnen Features so zu wählen, dass die Residuenquadratsumme möglichst gering wird.</text:span></text:p>
      <text:p text:style-name="P19"/>
      <text:p text:style-name="P26">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6"/>
      <text:p text:style-name="P27">Vorteil ist jedoch, dass die Dauer der Berechnung neuer Prognosen linear steigt, sprich O(n).</text:p>
      <text:p text:style-name="P26"/>
      <text:h text:style-name="Heading_20_2" text:outline-level="2"><text:bookmark-start text:name="__RefHeading___Toc1104_77539686"/>Ridge Regression<text:bookmark-end text:name="__RefHeading___Toc1104_77539686"/></text:h>
      <text:p text:style-name="P20">//<text:span text:style-name="T36">Hands on (Training the Model)</text:span></text:p>
      <text:p text:style-name="P28">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8"/>
      <text:p text:style-name="P29">&lt;Formel&gt;<text:span text:style-name="T30">Ridge Regression Cost Function&lt;/Formel&gt;</text:span></text:p>
      <text:p text:style-name="P30">&lt;ul&gt;Legende&lt;/ul&gt;</text:p>
      <text:p text:style-name="P30"/>
      <text:p text:style-name="P30"><text:soft-page-break/>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0"/>
      <text:p text:style-name="P30">Die Rechenkomplexität fällt wie bei der herkömmlichen Linearen Regression aus.</text:p>
      <text:p text:style-name="P20"/>
      <text:h text:style-name="Heading_20_2" text:outline-level="2"><text:bookmark-start text:name="__RefHeading___Toc1106_77539686"/>Lasso Regression<text:bookmark-end text:name="__RefHeading___Toc1106_77539686"/></text:h>
      <text:p text:style-name="P41">//<text:span text:style-name="T36">Hands on (Training the Model)</text:span></text:p>
      <text:p text:style-name="P31">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1"/>
      <text:p text:style-name="P32">&lt;Formel&gt;Lasso Regression Cost Function&lt;/Formel&gt;</text:p>
      <text:p text:style-name="P32">&lt;ul&gt;Legende&lt;/ul&gt;</text:p>
      <text:p text:style-name="P32"/>
      <text:p text:style-name="P33">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3"/>
      <text:p text:style-name="P34">Die Rechenkomplexität fällt wie bei der herkömmlichen Linearen Regression aus.</text:p>
      <text:p text:style-name="P20"/>
      <text:h text:style-name="Heading_20_2" text:outline-level="2"><text:bookmark-start text:name="__RefHeading___Toc1108_77539686"/>Decision Tree Regression<text:bookmark-end text:name="__RefHeading___Toc1108_77539686"/></text:h>
      <text:p text:style-name="P21">// <text:span text:style-name="T33">Hands on 167</text:span></text:p>
      <text:p text:style-name="P48">// <text:span text:style-name="T44">Data Mining</text:span></text:p>
      <text:p text:style-name="P35">Decission Trees sind sehr vielseitige Machine Learning Algorithmen. Man sie für eine Vielzahl von Problemen einsetzen. Da d<text:span text:style-name="T48">a</text:span>s behandelte Problem in dieser Arbeit aber auf einen numerischen Output aus ist, wird hier nur auf die Regression mit Decision Trees eingegangen.</text:p>
      <text:p text:style-name="P35"/>
      <text:p text:style-name="P35">Im Prinzip ist ein Decision Tree eine Abfolge von binären Abfragen, quasi ein Regelset. Das bedeutet wenn eine bestimmte Bedingung erfüllt wird, dann bewegt man sich im Entscheidungsprozess eine Ebene nach links oder respektive rechts runter.</text:p>
      <text:p text:style-name="P35"/>
      <text:p text:style-name="P35">&lt;Grafik&gt;Simple Decission Tree&lt;/Grafik&gt;</text:p>
      <text:p text:style-name="P35"/>
      <text:p text:style-name="P36"><text:soft-page-break/>Wenn man den Decision Tree dabei nicht regularisiert, dann tendiert er stark zur Überanpassung ans Trainingsset. Dies wiederum führt dazu, dass die Fehlerrate extrem hoch ist, wenn mit dem trainierten Modell neue Vorhersagen getroffen werden.</text:p>
      <text:p text:style-name="P36"/>
      <text:p text:style-name="P36">&lt;Grafik&gt;Vergleich Restricted vs. Non-Restricted&lt;/Grafik&gt;</text:p>
      <text:p text:style-name="P36"/>
      <text:p text:style-name="P36">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4">e Vorhersagen O(log(samples))</text:span></text:p>
      <text:p text:style-name="P21"/>
      <text:h text:style-name="Heading_20_2" text:outline-level="2"><text:bookmark-start text:name="__RefHeading___Toc1110_77539686"/>Random Forest Regression<text:bookmark-end text:name="__RefHeading___Toc1110_77539686"/></text:h>
      <text:p text:style-name="P21">// <text:span text:style-name="T36">Hands on 189</text:span></text:p>
      <text:p text:style-name="P21">// <text:span text:style-name="T44">Data Mining</text:span></text:p>
      <text:p text:style-name="P37">Der Random Forest Regressor gehört zu den E<text:span text:style-name="T39">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7"/>
      <text:p text:style-name="P37">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7"/>
      <text:p text:style-name="P38">&lt;Grafik <text:span text:style-name="T37">source=“Hands on“</text:span>&gt;Trainings subsets&lt;/Grafik&gt;</text:p>
      <text:p text:style-name="P39">// <text:span text:style-name="T38">Data Mining Ensemble Chapter</text:span></text:p>
      <text:p text:style-name="P40">&lt;Text&gt;Bagging Advantages&lt;/Text&gt;</text:p>
      <text:p text:style-name="P39"/>
      <text:h text:style-name="Heading_20_1" text:outline-level="1"><text:bookmark-start text:name="__RefHeading___Toc709_984200755"/>Technologien<text:bookmark-end text:name="__RefHeading___Toc709_984200755"/></text:h>
      <text:p text:style-name="P20">// <text:span text:style-name="T43">Wirte this at the end of the thesis // Scipy, Numpy, Sklearn</text:span></text:p>
      <text:h text:style-name="Heading_20_1" text:outline-level="1"><text:bookmark-start text:name="__RefHeading___Toc429_3143690850"/><text:soft-page-break/>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56" text:outline-level="1"><text:bookmark-start text:name="__RefHeading___Toc437_3143690850"/>Schluss<text:bookmark-end text:name="__RefHeading___Toc437_3143690850"/></text:h>
      <text:p text:style-name="P127"><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4159175124" text:style-name="WWNum45">
        <text:list-item>
          <text:p text:style-name="P157"><text:span text:style-name="T1">H. Balzert, Lehrbuch der Objektmodellierung - Analyse und Entwurf mit der UML 2, <text:s/>2. </text:span>Ausg., Elsevier GmbH, München 2005.</text:p>
        </text:list-item>
        <text:list-item>
          <text:p text:style-name="P157">K. W. Wagner, Performance Excellence. <text:span text:style-name="T1">Der Praxisleitfaden zum effektiven Prozessmanagement, Hanser Fachbuch, München 2007.</text:span></text:p>
        </text:list-item>
        <text:list-item>
          <text:p text:style-name="P158"/>
        </text:list-item>
      </text:list>
      <text:p text:style-name="P127"><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136"/>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5">Abbildung 1: Beispiel für die Beschriftung eines Buchrückens.<text:tab/>8</text:p>
          <text:p text:style-name="P135"/>
        </text:index-body>
      </text:illustration-index>
      <text:p text:style-name="P14"/>
      <text:p text:style-name="P14"/>
      <text:p text:style-name="P14"/>
      <text:p text:style-name="Anmerkungen">ANMERKUNG: Dieses Abbildungsverzeichnis generiert sich selbst.</text:p>
      <text:p text:style-name="P127"><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136"/>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5">Tabelle 1: Semesterplan der Lehrveranstaltung „Angewandte Mathematik“<text:tab/>8</text:p>
          <text:p text:style-name="P135"/>
        </text:index-body>
      </text:illustration-index>
      <text:p text:style-name="P14"/>
      <text:p text:style-name="P14"/>
      <text:p text:style-name="P14"/>
      <text:p text:style-name="Anmerkungen">ANMERKUNG: Dieses Tabellenverzeichnis generiert sich selbst.</text:p>
      <text:p text:style-name="P12"/>
      <text:p text:style-name="P127"><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32">WWW</text:p>
          </table:table-cell>
          <table:table-cell table:style-name="Tabelle4.A1" office:value-type="string">
            <text:p text:style-name="P132">World Wide Web</text:p>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
      <text:p text:style-name="Standard"/>
      <text:p text:style-name="Standard"/>
      <text:p text:style-name="P13"/>
      <text:p text:style-name="P13"/>
      <text:p text:style-name="Anmerkungen">ANMERKUNG: Sortieren Sie die Liste mit der Funktion „Tabelle sortieren“.</text:p>
      <text:p text:style-name="Standard"/>
      <text:p text:style-name="P127"><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
      <text:p text:style-name="P127"><text:bookmark-start text:name="_Toc114210893"/><text:bookmark-start text:name="_Toc296002811"/><text:bookmark-start text:name="_Toc264537899"/><text:bookmark-start text:name="_Toc264537171"/>Anhang B: Überschrift des zweiten Anhangs<text:bookmark-end text:name="_Toc114210893"/><text:bookmark-end text:name="_Toc296002811"/><text:bookmark-end text:name="_Toc264537899"/><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55</meta:editing-cycles>
    <meta:print-date>2014-08-14T12:41:00</meta:print-date>
    <meta:creation-date>2016-01-12T13:40:00</meta:creation-date>
    <dc:date>2018-09-28T16:53:42.231725324</dc:date>
    <meta:editing-duration>P20DT8H55M22S</meta:editing-duration>
    <meta:generator>LibreOffice/5.4.6.2$Linux_X86_64 LibreOffice_project/40m0$Build-2</meta:generator>
    <meta:document-statistic meta:table-count="3" meta:image-count="1" meta:object-count="0" meta:page-count="29" meta:paragraph-count="293" meta:word-count="4769" meta:character-count="33777" meta:non-whitespace-character-count="29316"/>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